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page" style:column-width="2.741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909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3.196cm"/>
    </style:style>
    <style:style style:name="co11" style:family="table-column">
      <style:table-column-properties fo:break-before="auto" style:column-width="2.993cm"/>
    </style:style>
    <style:style style:name="co12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53"/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BR-2013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11" table:default-cell-style-name="Default"/>
        <table:table-column table:style-name="co12" table:number-columns-repeated="994" table:default-cell-style-name="Default"/>
        <table:table-row table:style-name="ro1">
          <table:table-cell table:style-name="ce1">
            <draw:custom-shape table:end-cell-address="'ABR-2013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ABR-2013'.A4" table:end-x="7.799cm" table:end-y="0.37cm" draw:z-index="1" draw:name="Picture 2" draw:style-name="gr2" draw:text-style-name="P2" svg:width="7.72cm" svg:height="1.747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1"/>
          <table:table-cell table:style-name="ce1" table:number-columns-repeated="1022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2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Abril-201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4" office:value-type="string">
            <text:p>TOTAL</text:p>
          </table:table-cell>
          <table:table-cell table:style-name="ce31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3362.3">
            <text:p><text:s/>3.362 </text:p>
          </table:table-cell>
          <table:table-cell table:style-name="ce14" office:value-type="float" office:value="108387.24">
            <text:p><text:s/>108.387 </text:p>
          </table:table-cell>
          <table:table-cell table:style-name="ce14" office:value-type="float" office:value="40334288.69">
            <text:p><text:s/>40.334.289 </text:p>
          </table:table-cell>
          <table:table-cell table:style-name="ce14" office:value-type="float" office:value="1335.91">
            <text:p><text:s/>1.336 </text:p>
          </table:table-cell>
          <table:table-cell table:style-name="ce14" office:value-type="float" office:value="64808734.19">
            <text:p><text:s/>64.808.734 </text:p>
          </table:table-cell>
          <table:table-cell table:style-name="ce14" office:value-type="float" office:value="56525189.36">
            <text:p><text:s/>56.525.189 </text:p>
          </table:table-cell>
          <table:table-cell table:style-name="ce14" office:value-type="float" office:value="8507495.92">
            <text:p><text:s/>8.507.496 </text:p>
          </table:table-cell>
          <table:table-cell table:style-name="ce14" office:value-type="float" office:value="203602375.29">
            <text:p><text:s/>203.602.375 </text:p>
          </table:table-cell>
          <table:table-cell table:style-name="ce14" office:value-type="float" office:value="47760496.27">
            <text:p><text:s/>47.760.496 </text:p>
          </table:table-cell>
          <table:table-cell table:style-name="ce14" office:value-type="float" office:value="8594553.34">
            <text:p><text:s/>8.594.553 </text:p>
          </table:table-cell>
          <table:table-cell table:style-name="ce14" office:value-type="float" office:value="77529730.83">
            <text:p><text:s/>77.529.731 </text:p>
          </table:table-cell>
          <table:table-cell table:style-name="ce14" office:value-type="float" office:value="685475.2">
            <text:p><text:s/>685.475 </text:p>
          </table:table-cell>
          <table:table-cell table:style-name="ce14" office:value-type="float" office:value="1466164.24">
            <text:p><text:s/>1.466.164 </text:p>
          </table:table-cell>
          <table:table-cell table:style-name="ce14" office:value-type="float" office:value="8161904.6">
            <text:p><text:s/>8.161.905 </text:p>
          </table:table-cell>
          <table:table-cell table:style-name="ce14" office:value-type="float" office:value="16921526.33">
            <text:p><text:s/>16.921.526 </text:p>
          </table:table-cell>
          <table:table-cell table:style-name="ce14" office:value-type="float" office:value="55878813.93">
            <text:p><text:s/>55.878.814 </text:p>
          </table:table-cell>
          <table:table-cell table:style-name="ce14" office:value-type="float" office:value="69032.71">
            <text:p><text:s/>69.033 </text:p>
          </table:table-cell>
          <table:table-cell table:style-name="ce14" office:value-type="float" office:value="254092590.42">
            <text:p><text:s/>254.092.590 </text:p>
          </table:table-cell>
          <table:table-cell table:style-name="ce14" office:value-type="float" office:value="317447519.23">
            <text:p><text:s/>317.447.519 </text:p>
          </table:table-cell>
          <table:table-cell table:style-name="ce14" office:value-type="float" office:value="1200843.2">
            <text:p><text:s/>1.200.843 </text:p>
          </table:table-cell>
          <table:table-cell table:style-name="ce14" office:value-type="float" office:value="42199.14">
            <text:p><text:s/>42.199 </text:p>
          </table:table-cell>
          <table:table-cell table:style-name="ce14" office:value-type="float" office:value="33473.68">
            <text:p><text:s/>33.474 </text:p>
          </table:table-cell>
          <table:table-cell table:style-name="ce14" office:value-type="float" office:value="107209411.44">
            <text:p><text:s/>107.209.411 </text:p>
          </table:table-cell>
          <table:table-cell table:style-name="ce14" office:value-type="float" office:value="318676205.85">
            <text:p><text:s/>318.676.206 </text:p>
          </table:table-cell>
          <table:table-cell table:style-name="ce14" office:value-type="float" office:value="479237.4">
            <text:p><text:s/>479.237 </text:p>
          </table:table-cell>
          <table:table-cell table:style-name="ce14" office:value-type="float" office:value="1413975114.09">
            <text:p><text:s/>1.413.975.114 </text:p>
          </table:table-cell>
          <table:table-cell table:style-name="ce14" office:value-type="float" office:value="24733.07">
            <text:p><text:s/>24.733 </text:p>
          </table:table-cell>
          <table:table-cell table:style-name="ce25" office:value-type="float" office:value="3004140193.87">
            <text:p><text:s/>3.004.140.194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03">
            <text:p><text:s/>(0)</text:p>
          </table:table-cell>
          <table:table-cell table:style-name="ce15" office:value-type="float" office:value="63478.91">
            <text:p><text:s/>63.479 </text:p>
          </table:table-cell>
          <table:table-cell table:style-name="ce15" office:value-type="float" office:value="-248.71">
            <text:p><text:s/>(249)</text:p>
          </table:table-cell>
          <table:table-cell table:style-name="ce15" office:value-type="float" office:value="-0.55">
            <text:p><text:s/>(1)</text:p>
          </table:table-cell>
          <table:table-cell table:style-name="ce15" office:value-type="float" office:value="-99384.55">
            <text:p><text:s/>(99.385)</text:p>
          </table:table-cell>
          <table:table-cell table:style-name="ce15" office:value-type="float" office:value="116.01">
            <text:p><text:s/>116 </text:p>
          </table:table-cell>
          <table:table-cell table:style-name="ce15" office:value-type="float" office:value="-13.69">
            <text:p><text:s/>(14)</text:p>
          </table:table-cell>
          <table:table-cell table:style-name="ce15" office:value-type="float" office:value="166.82">
            <text:p><text:s/>167 </text:p>
          </table:table-cell>
          <table:table-cell table:style-name="ce15" office:value-type="float" office:value="18891.42">
            <text:p><text:s/>18.891 </text:p>
          </table:table-cell>
          <table:table-cell table:style-name="ce15" office:value-type="float" office:value="620.08">
            <text:p><text:s/>620 </text:p>
          </table:table-cell>
          <table:table-cell table:style-name="ce15" office:value-type="float" office:value="6514.44">
            <text:p><text:s/>6.514 </text:p>
          </table:table-cell>
          <table:table-cell table:style-name="ce15" office:value-type="float" office:value="56732.08">
            <text:p><text:s/>56.732 </text:p>
          </table:table-cell>
          <table:table-cell table:style-name="ce15" office:value-type="float" office:value="64244.83">
            <text:p><text:s/>64.245 </text:p>
          </table:table-cell>
          <table:table-cell table:style-name="ce15" office:value-type="float" office:value="395675.81">
            <text:p><text:s/>395.676 </text:p>
          </table:table-cell>
          <table:table-cell table:style-name="ce15" office:value-type="float" office:value="781.04">
            <text:p><text:s/>781 </text:p>
          </table:table-cell>
          <table:table-cell table:style-name="ce15" office:value-type="float" office:value="23338.42">
            <text:p><text:s/>23.338 </text:p>
          </table:table-cell>
          <table:table-cell table:style-name="ce15" office:value-type="float" office:value="-20.05">
            <text:p><text:s/>(20)</text:p>
          </table:table-cell>
          <table:table-cell table:style-name="ce15" office:value-type="float" office:value="2597031.38">
            <text:p><text:s/>2.597.031 </text:p>
          </table:table-cell>
          <table:table-cell table:style-name="ce15" office:value-type="float" office:value="1143.37">
            <text:p><text:s/>1.143 </text:p>
          </table:table-cell>
          <table:table-cell table:style-name="ce15" office:value-type="float" office:value="-3.85">
            <text:p><text:s/>(4)</text:p>
          </table:table-cell>
          <table:table-cell table:style-name="ce15" office:value-type="float" office:value="-10.36">
            <text:p><text:s/>(10)</text:p>
          </table:table-cell>
          <table:table-cell table:style-name="ce15" office:value-type="float" office:value="-0.91">
            <text:p><text:s/>(1)</text:p>
          </table:table-cell>
          <table:table-cell table:style-name="ce15" office:value-type="float" office:value="202185.94">
            <text:p><text:s/>202.186 </text:p>
          </table:table-cell>
          <table:table-cell table:style-name="ce15" office:value-type="float" office:value="629246.24">
            <text:p><text:s/>629.246 </text:p>
          </table:table-cell>
          <table:table-cell table:style-name="ce15" office:value-type="float" office:value="1886.4">
            <text:p><text:s/>1.886 </text:p>
          </table:table-cell>
          <table:table-cell table:style-name="ce15" office:value-type="float" office:value="1414056.83">
            <text:p><text:s/>1.414.057 </text:p>
          </table:table-cell>
          <table:table-cell table:style-name="ce15" office:value-type="float" office:value="1706.92">
            <text:p><text:s/>1.707 </text:p>
          </table:table-cell>
          <table:table-cell table:style-name="ce26" office:value-type="float" office:value="5378134.24">
            <text:p><text:s/>5.378.134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13567.76">
            <text:p><text:s/>13.568 </text:p>
          </table:table-cell>
          <table:table-cell table:style-name="ce15" office:value-type="float" office:value="1554108.38">
            <text:p><text:s/>1.554.108 </text:p>
          </table:table-cell>
          <table:table-cell table:style-name="ce15" office:value-type="float" office:value="16687484.33">
            <text:p><text:s/>16.687.484 </text:p>
          </table:table-cell>
          <table:table-cell table:style-name="ce15" office:value-type="float" office:value="316745.2">
            <text:p><text:s/>316.745 </text:p>
          </table:table-cell>
          <table:table-cell table:style-name="ce15" office:value-type="float" office:value="105014658.36">
            <text:p><text:s/>105.014.658 </text:p>
          </table:table-cell>
          <table:table-cell table:style-name="ce15" office:value-type="float" office:value="32181488.11">
            <text:p><text:s/>32.181.488 </text:p>
          </table:table-cell>
          <table:table-cell table:style-name="ce15" office:value-type="float" office:value="5446485.77">
            <text:p><text:s/>5.446.486 </text:p>
          </table:table-cell>
          <table:table-cell table:style-name="ce15" office:value-type="float" office:value="266784033.47">
            <text:p><text:s/>266.784.033 </text:p>
          </table:table-cell>
          <table:table-cell table:style-name="ce15" office:value-type="float" office:value="62397901.61">
            <text:p><text:s/>62.397.902 </text:p>
          </table:table-cell>
          <table:table-cell table:style-name="ce15" office:value-type="float" office:value="11841778.42">
            <text:p><text:s/>11.841.778 </text:p>
          </table:table-cell>
          <table:table-cell table:style-name="ce15" office:value-type="float" office:value="487622521.95">
            <text:p><text:s/>487.622.522 </text:p>
          </table:table-cell>
          <table:table-cell table:style-name="ce15" office:value-type="float" office:value="7133143.7">
            <text:p><text:s/>7.133.144 </text:p>
          </table:table-cell>
          <table:table-cell table:style-name="ce15" office:value-type="float" office:value="11148520.36">
            <text:p><text:s/>11.148.520 </text:p>
          </table:table-cell>
          <table:table-cell table:style-name="ce15" office:value-type="float" office:value="9512048.8">
            <text:p><text:s/>9.512.049 </text:p>
          </table:table-cell>
          <table:table-cell table:style-name="ce15" office:value-type="float" office:value="9710134.36">
            <text:p><text:s/>9.710.134 </text:p>
          </table:table-cell>
          <table:table-cell table:style-name="ce15" office:value-type="float" office:value="76661604">
            <text:p><text:s/>76.661.604 </text:p>
          </table:table-cell>
          <table:table-cell table:style-name="ce15" office:value-type="float" office:value="1518399.6">
            <text:p><text:s/>1.518.400 </text:p>
          </table:table-cell>
          <table:table-cell table:style-name="ce15" office:value-type="float" office:value="249011624.31">
            <text:p><text:s/>249.011.624 </text:p>
          </table:table-cell>
          <table:table-cell table:style-name="ce15" office:value-type="float" office:value="320255795.5">
            <text:p><text:s/>320.255.796 </text:p>
          </table:table-cell>
          <table:table-cell table:style-name="ce15" office:value-type="float" office:value="4203440.43">
            <text:p><text:s/>4.203.440 </text:p>
          </table:table-cell>
          <table:table-cell table:style-name="ce15" office:value-type="float" office:value="2312124.24">
            <text:p><text:s/>2.312.124 </text:p>
          </table:table-cell>
          <table:table-cell table:style-name="ce15" office:value-type="float" office:value="188499.94">
            <text:p><text:s/>188.500 </text:p>
          </table:table-cell>
          <table:table-cell table:style-name="ce15" office:value-type="float" office:value="326226860.16">
            <text:p><text:s/>326.226.860 </text:p>
          </table:table-cell>
          <table:table-cell table:style-name="ce15" office:value-type="float" office:value="206647093.4">
            <text:p><text:s/>206.647.093 </text:p>
          </table:table-cell>
          <table:table-cell table:style-name="ce15" office:value-type="float" office:value="8565658.77">
            <text:p><text:s/>8.565.659 </text:p>
          </table:table-cell>
          <table:table-cell table:style-name="ce15" office:value-type="float" office:value="1562094154.95">
            <text:p><text:s/>1.562.094.155 </text:p>
          </table:table-cell>
          <table:table-cell table:style-name="ce15" office:value-type="float" office:value="1120794.9">
            <text:p><text:s/>1.120.795 </text:p>
          </table:table-cell>
          <table:table-cell table:style-name="ce26" office:value-type="float" office:value="3786170670.78">
            <text:p><text:s/>3.786.170.671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9621.95">
            <text:p><text:s/>229.62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2.5">
            <text:p><text:s/>17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102.32">
            <text:p><text:s/>10.10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0519022.65">
            <text:p><text:s/>260.519.023 </text:p>
          </table:table-cell>
          <table:table-cell table:style-name="ce15" office:value-type="float" office:value="525">
            <text:p><text:s/>52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51.8">
            <text:p><text:s/>1.552 </text:p>
          </table:table-cell>
          <table:table-cell table:style-name="ce15" office:value-type="float" office:value="2702545.3">
            <text:p><text:s/>2.702.54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4387284.15">
            <text:p><text:s/>94.387.28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4801.78">
            <text:p><text:s/>154.802 </text:p>
          </table:table-cell>
          <table:table-cell table:style-name="ce15" office:value-type="float" office:value="6513573.63">
            <text:p><text:s/>6.513.574 </text:p>
          </table:table-cell>
          <table:table-cell table:style-name="ce15" office:value-type="float" office:value="0">
            <text:p><text:s/>- <text:s text:c="2"/></text:p>
          </table:table-cell>
          <table:table-cell table:style-name="ce26" office:value-type="float" office:value="364519201.08">
            <text:p><text:s/>364.519.201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7216.21">
            <text:p><text:s/>27.216 </text:p>
          </table:table-cell>
          <table:table-cell table:style-name="ce15" office:value-type="float" office:value="2281727.88">
            <text:p><text:s/>2.281.72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014039.97">
            <text:p><text:s/>15.014.040 </text:p>
          </table:table-cell>
          <table:table-cell table:style-name="ce15" office:value-type="float" office:value="9558522.57">
            <text:p><text:s/>9.558.523 </text:p>
          </table:table-cell>
          <table:table-cell table:style-name="ce15" office:value-type="float" office:value="1612131.41">
            <text:p><text:s/>1.612.131 </text:p>
          </table:table-cell>
          <table:table-cell table:style-name="ce15" office:value-type="float" office:value="1115292.38">
            <text:p><text:s/>1.115.292 </text:p>
          </table:table-cell>
          <table:table-cell table:style-name="ce15" office:value-type="float" office:value="9229840.21">
            <text:p><text:s/>9.229.840 </text:p>
          </table:table-cell>
          <table:table-cell table:style-name="ce15" office:value-type="float" office:value="6662038.76">
            <text:p><text:s/>6.662.039 </text:p>
          </table:table-cell>
          <table:table-cell table:style-name="ce15" office:value-type="float" office:value="16987641.77">
            <text:p><text:s/>16.987.642 </text:p>
          </table:table-cell>
          <table:table-cell table:style-name="ce15" office:value-type="float" office:value="148745.41">
            <text:p><text:s/>148.745 </text:p>
          </table:table-cell>
          <table:table-cell table:style-name="ce15" office:value-type="float" office:value="6987225.96">
            <text:p><text:s/>6.987.226 </text:p>
          </table:table-cell>
          <table:table-cell table:style-name="ce15" office:value-type="float" office:value="2751273.38">
            <text:p><text:s/>2.751.273 </text:p>
          </table:table-cell>
          <table:table-cell table:style-name="ce15" office:value-type="float" office:value="3720428.07">
            <text:p><text:s/>3.720.428 </text:p>
          </table:table-cell>
          <table:table-cell table:style-name="ce15" office:value-type="float" office:value="15791390.14">
            <text:p><text:s/>15.791.390 </text:p>
          </table:table-cell>
          <table:table-cell table:style-name="ce15" office:value-type="float" office:value="45366.93">
            <text:p><text:s/>45.367 </text:p>
          </table:table-cell>
          <table:table-cell table:style-name="ce15" office:value-type="float" office:value="5950783.13">
            <text:p><text:s/>5.950.783 </text:p>
          </table:table-cell>
          <table:table-cell table:style-name="ce15" office:value-type="float" office:value="37435108.68">
            <text:p><text:s/>37.435.109 </text:p>
          </table:table-cell>
          <table:table-cell table:style-name="ce15" office:value-type="float" office:value="1009404.87">
            <text:p><text:s/>1.009.405 </text:p>
          </table:table-cell>
          <table:table-cell table:style-name="ce15" office:value-type="float" office:value="3950.71">
            <text:p><text:s/>3.95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533101.09">
            <text:p><text:s/>16.533.101 </text:p>
          </table:table-cell>
          <table:table-cell table:style-name="ce15" office:value-type="float" office:value="8046970.89">
            <text:p><text:s/>8.046.971 </text:p>
          </table:table-cell>
          <table:table-cell table:style-name="ce15" office:value-type="float" office:value="4900660.01">
            <text:p><text:s/>4.900.660 </text:p>
          </table:table-cell>
          <table:table-cell table:style-name="ce15" office:value-type="float" office:value="82593227.98">
            <text:p><text:s/>82.593.228 </text:p>
          </table:table-cell>
          <table:table-cell table:style-name="ce15" office:value-type="float" office:value="0">
            <text:p><text:s/>- <text:s text:c="2"/></text:p>
          </table:table-cell>
          <table:table-cell table:style-name="ce26" office:value-type="float" office:value="248406088.41">
            <text:p><text:s/>248.406.088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50.97">
            <text:p><text:s/>2.251 </text:p>
          </table:table-cell>
          <table:table-cell table:style-name="ce15" office:value-type="float" office:value="470540.33">
            <text:p><text:s/>470.54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837938.31">
            <text:p><text:s/>4.837.938 </text:p>
          </table:table-cell>
          <table:table-cell table:style-name="ce15" office:value-type="float" office:value="43318.94">
            <text:p><text:s/>43.31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895808.82">
            <text:p><text:s/>30.895.809 </text:p>
          </table:table-cell>
          <table:table-cell table:style-name="ce15" office:value-type="float" office:value="15584986.51">
            <text:p><text:s/>15.584.98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0068614.58">
            <text:p><text:s/>60.068.615 </text:p>
          </table:table-cell>
          <table:table-cell table:style-name="ce15" office:value-type="float" office:value="1182.62">
            <text:p><text:s/>1.18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155.18">
            <text:p><text:s/>6.155 </text:p>
          </table:table-cell>
          <table:table-cell table:style-name="ce15" office:value-type="float" office:value="99699.44">
            <text:p><text:s/>99.699 </text:p>
          </table:table-cell>
          <table:table-cell table:style-name="ce15" office:value-type="float" office:value="1652.11">
            <text:p><text:s/>1.652 </text:p>
          </table:table-cell>
          <table:table-cell table:style-name="ce15" office:value-type="float" office:value="47399195.58">
            <text:p><text:s/>47.399.196 </text:p>
          </table:table-cell>
          <table:table-cell table:style-name="ce15" office:value-type="float" office:value="23193304.21">
            <text:p><text:s/>23.193.304 </text:p>
          </table:table-cell>
          <table:table-cell table:style-name="ce15" office:value-type="float" office:value="1882.63">
            <text:p><text:s/>1.883 </text:p>
          </table:table-cell>
          <table:table-cell table:style-name="ce15" office:value-type="float" office:value="17863.08">
            <text:p><text:s/>17.86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882848.02">
            <text:p><text:s/>19.882.848 </text:p>
          </table:table-cell>
          <table:table-cell table:style-name="ce15" office:value-type="float" office:value="36490.9">
            <text:p><text:s/>36.49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0621143.55">
            <text:p><text:s/>130.621.144 </text:p>
          </table:table-cell>
          <table:table-cell table:style-name="ce15" office:value-type="float" office:value="0">
            <text:p><text:s/>- <text:s text:c="2"/></text:p>
          </table:table-cell>
          <table:table-cell table:style-name="ce26" office:value-type="float" office:value="333164875.78">
            <text:p><text:s/>333.164.876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3013.76">
            <text:p><text:s/>133.014 </text:p>
          </table:table-cell>
          <table:table-cell table:style-name="ce15" office:value-type="float" office:value="10052986.07">
            <text:p><text:s/>10.052.986 </text:p>
          </table:table-cell>
          <table:table-cell table:style-name="ce15" office:value-type="float" office:value="93176.34">
            <text:p><text:s/>93.176 </text:p>
          </table:table-cell>
          <table:table-cell table:style-name="ce15" office:value-type="float" office:value="34607491.83">
            <text:p><text:s/>34.607.492 </text:p>
          </table:table-cell>
          <table:table-cell table:style-name="ce15" office:value-type="float" office:value="16641286.37">
            <text:p><text:s/>16.641.286 </text:p>
          </table:table-cell>
          <table:table-cell table:style-name="ce15" office:value-type="float" office:value="1149700.9">
            <text:p><text:s/>1.149.701 </text:p>
          </table:table-cell>
          <table:table-cell table:style-name="ce15" office:value-type="float" office:value="157902503.71">
            <text:p><text:s/>157.902.504 </text:p>
          </table:table-cell>
          <table:table-cell table:style-name="ce15" office:value-type="float" office:value="22727035.89">
            <text:p><text:s/>22.727.036 </text:p>
          </table:table-cell>
          <table:table-cell table:style-name="ce15" office:value-type="float" office:value="2850656.14">
            <text:p><text:s/>2.850.656 </text:p>
          </table:table-cell>
          <table:table-cell table:style-name="ce15" office:value-type="float" office:value="47768554.93">
            <text:p><text:s/>47.768.555 </text:p>
          </table:table-cell>
          <table:table-cell table:style-name="ce15" office:value-type="float" office:value="124259.88">
            <text:p><text:s/>124.260 </text:p>
          </table:table-cell>
          <table:table-cell table:style-name="ce15" office:value-type="float" office:value="2003347.17">
            <text:p><text:s/>2.003.347 </text:p>
          </table:table-cell>
          <table:table-cell table:style-name="ce15" office:value-type="float" office:value="3714975.08">
            <text:p><text:s/>3.714.975 </text:p>
          </table:table-cell>
          <table:table-cell table:style-name="ce15" office:value-type="float" office:value="3159475.1">
            <text:p><text:s/>3.159.475 </text:p>
          </table:table-cell>
          <table:table-cell table:style-name="ce15" office:value-type="float" office:value="30817966.48">
            <text:p><text:s/>30.817.966 </text:p>
          </table:table-cell>
          <table:table-cell table:style-name="ce15" office:value-type="float" office:value="17070.07">
            <text:p><text:s/>17.070 </text:p>
          </table:table-cell>
          <table:table-cell table:style-name="ce15" office:value-type="float" office:value="104372499.39">
            <text:p><text:s/>104.372.499 </text:p>
          </table:table-cell>
          <table:table-cell table:style-name="ce15" office:value-type="float" office:value="133214900.52">
            <text:p><text:s/>133.214.901 </text:p>
          </table:table-cell>
          <table:table-cell table:style-name="ce15" office:value-type="float" office:value="356694.41">
            <text:p><text:s/>356.694 </text:p>
          </table:table-cell>
          <table:table-cell table:style-name="ce15" office:value-type="float" office:value="2329.28">
            <text:p><text:s/>2.329 </text:p>
          </table:table-cell>
          <table:table-cell table:style-name="ce15" office:value-type="float" office:value="159394.31">
            <text:p><text:s/>159.394 </text:p>
          </table:table-cell>
          <table:table-cell table:style-name="ce15" office:value-type="float" office:value="81875143.82">
            <text:p><text:s/>81.875.144 </text:p>
          </table:table-cell>
          <table:table-cell table:style-name="ce15" office:value-type="float" office:value="106495471.02">
            <text:p><text:s/>106.495.471 </text:p>
          </table:table-cell>
          <table:table-cell table:style-name="ce15" office:value-type="float" office:value="731924.65">
            <text:p><text:s/>731.925 </text:p>
          </table:table-cell>
          <table:table-cell table:style-name="ce15" office:value-type="float" office:value="485252732.67">
            <text:p><text:s/>485.252.733 </text:p>
          </table:table-cell>
          <table:table-cell table:style-name="ce15" office:value-type="float" office:value="362.86">
            <text:p><text:s/>363 </text:p>
          </table:table-cell>
          <table:table-cell table:style-name="ce26" office:value-type="float" office:value="1246224952.65">
            <text:p><text:s/>1.246.224.953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13567.76">
            <text:p><text:s/>13.568 </text:p>
          </table:table-cell>
          <table:table-cell table:style-name="ce15" office:value-type="float" office:value="1391627.44">
            <text:p><text:s/>1.391.627 </text:p>
          </table:table-cell>
          <table:table-cell table:style-name="ce15" office:value-type="float" office:value="3882230.05">
            <text:p><text:s/>3.882.230 </text:p>
          </table:table-cell>
          <table:table-cell table:style-name="ce15" office:value-type="float" office:value="223568.86">
            <text:p><text:s/>223.569 </text:p>
          </table:table-cell>
          <table:table-cell table:style-name="ce15" office:value-type="float" office:value="50325566.3">
            <text:p><text:s/>50.325.566 </text:p>
          </table:table-cell>
          <table:table-cell table:style-name="ce15" office:value-type="float" office:value="5938360.23">
            <text:p><text:s/>5.938.360 </text:p>
          </table:table-cell>
          <table:table-cell table:style-name="ce15" office:value-type="float" office:value="2684480.96">
            <text:p><text:s/>2.684.481 </text:p>
          </table:table-cell>
          <table:table-cell table:style-name="ce15" office:value-type="float" office:value="76870428.56">
            <text:p><text:s/>76.870.429 </text:p>
          </table:table-cell>
          <table:table-cell table:style-name="ce15" office:value-type="float" office:value="14845936.68">
            <text:p><text:s/>14.845.937 </text:p>
          </table:table-cell>
          <table:table-cell table:style-name="ce15" office:value-type="float" office:value="2329083.52">
            <text:p><text:s/>2.329.084 </text:p>
          </table:table-cell>
          <table:table-cell table:style-name="ce15" office:value-type="float" office:value="102278688.02">
            <text:p><text:s/>102.278.688 </text:p>
          </table:table-cell>
          <table:table-cell table:style-name="ce15" office:value-type="float" office:value="6858430.79">
            <text:p><text:s/>6.858.431 </text:p>
          </table:table-cell>
          <table:table-cell table:style-name="ce15" office:value-type="float" office:value="2157947.23">
            <text:p><text:s/>2.157.947 </text:p>
          </table:table-cell>
          <table:table-cell table:style-name="ce15" office:value-type="float" office:value="3045800.34">
            <text:p><text:s/>3.045.800 </text:p>
          </table:table-cell>
          <table:table-cell table:style-name="ce15" office:value-type="float" office:value="2824076.01">
            <text:p><text:s/>2.824.076 </text:p>
          </table:table-cell>
          <table:table-cell table:style-name="ce15" office:value-type="float" office:value="29952547.94">
            <text:p><text:s/>29.952.548 </text:p>
          </table:table-cell>
          <table:table-cell table:style-name="ce15" office:value-type="float" office:value="1454310.49">
            <text:p><text:s/>1.454.310 </text:p>
          </table:table-cell>
          <table:table-cell table:style-name="ce15" office:value-type="float" office:value="91287594.41">
            <text:p><text:s/>91.287.594 </text:p>
          </table:table-cell>
          <table:table-cell table:style-name="ce15" office:value-type="float" office:value="123709936.79">
            <text:p><text:s/>123.709.937 </text:p>
          </table:table-cell>
          <table:table-cell table:style-name="ce15" office:value-type="float" office:value="2835458.52">
            <text:p><text:s/>2.835.459 </text:p>
          </table:table-cell>
          <table:table-cell table:style-name="ce15" office:value-type="float" office:value="2287981.17">
            <text:p><text:s/>2.287.981 </text:p>
          </table:table-cell>
          <table:table-cell table:style-name="ce15" office:value-type="float" office:value="29105.63">
            <text:p><text:s/>29.106 </text:p>
          </table:table-cell>
          <table:table-cell table:style-name="ce15" office:value-type="float" office:value="113548483.08">
            <text:p><text:s/>113.548.483 </text:p>
          </table:table-cell>
          <table:table-cell table:style-name="ce15" office:value-type="float" office:value="92068160.59">
            <text:p><text:s/>92.068.161 </text:p>
          </table:table-cell>
          <table:table-cell table:style-name="ce15" office:value-type="float" office:value="2778272.33">
            <text:p><text:s/>2.778.272 </text:p>
          </table:table-cell>
          <table:table-cell table:style-name="ce15" office:value-type="float" office:value="857113477.12">
            <text:p><text:s/>857.113.477 </text:p>
          </table:table-cell>
          <table:table-cell table:style-name="ce15" office:value-type="float" office:value="1120432.04">
            <text:p><text:s/>1.120.432 </text:p>
          </table:table-cell>
          <table:table-cell table:style-name="ce26" office:value-type="float" office:value="1593855552.86">
            <text:p><text:s/>1.593.855.553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22493571.16">
            <text:p><text:s/>22.493.571 </text:p>
          </table:table-cell>
          <table:table-cell table:style-name="ce15" office:value-type="float" office:value="95778768.71">
            <text:p><text:s/>95.778.769 </text:p>
          </table:table-cell>
          <table:table-cell table:style-name="ce15" office:value-type="float" office:value="255474147.27">
            <text:p><text:s/>255.474.147 </text:p>
          </table:table-cell>
          <table:table-cell table:style-name="ce15" office:value-type="float" office:value="19964281.78">
            <text:p><text:s/>19.964.282 </text:p>
          </table:table-cell>
          <table:table-cell table:style-name="ce15" office:value-type="float" office:value="504464219.46">
            <text:p><text:s/>504.464.219 </text:p>
          </table:table-cell>
          <table:table-cell table:style-name="ce15" office:value-type="float" office:value="338124784.78">
            <text:p><text:s/>338.124.785 </text:p>
          </table:table-cell>
          <table:table-cell table:style-name="ce15" office:value-type="float" office:value="2679821293.95">
            <text:p><text:s/>2.679.821.294 </text:p>
          </table:table-cell>
          <table:table-cell table:style-name="ce15" office:value-type="float" office:value="375790129.58">
            <text:p><text:s/>375.790.130 </text:p>
          </table:table-cell>
          <table:table-cell table:style-name="ce15" office:value-type="float" office:value="371995197.94">
            <text:p><text:s/>371.995.198 </text:p>
          </table:table-cell>
          <table:table-cell table:style-name="ce15" office:value-type="float" office:value="98484440.11">
            <text:p><text:s/>98.484.440 </text:p>
          </table:table-cell>
          <table:table-cell table:style-name="ce15" office:value-type="float" office:value="1777953013.88">
            <text:p><text:s/>1.777.953.014 </text:p>
          </table:table-cell>
          <table:table-cell table:style-name="ce15" office:value-type="float" office:value="178396949.4">
            <text:p><text:s/>178.396.949 </text:p>
          </table:table-cell>
          <table:table-cell table:style-name="ce15" office:value-type="float" office:value="196737097.38">
            <text:p><text:s/>196.737.097 </text:p>
          </table:table-cell>
          <table:table-cell table:style-name="ce15" office:value-type="float" office:value="195214146.18">
            <text:p><text:s/>195.214.146 </text:p>
          </table:table-cell>
          <table:table-cell table:style-name="ce15" office:value-type="float" office:value="132599969.21">
            <text:p><text:s/>132.599.969 </text:p>
          </table:table-cell>
          <table:table-cell table:style-name="ce15" office:value-type="float" office:value="440104139.13">
            <text:p><text:s/>440.104.139 </text:p>
          </table:table-cell>
          <table:table-cell table:style-name="ce15" office:value-type="float" office:value="80545633.45">
            <text:p><text:s/>80.545.633 </text:p>
          </table:table-cell>
          <table:table-cell table:style-name="ce15" office:value-type="float" office:value="1500715124.64">
            <text:p><text:s/>1.500.715.125 </text:p>
          </table:table-cell>
          <table:table-cell table:style-name="ce15" office:value-type="float" office:value="5240304770.29">
            <text:p><text:s/>5.240.304.770 </text:p>
          </table:table-cell>
          <table:table-cell table:style-name="ce15" office:value-type="float" office:value="142066415.78">
            <text:p><text:s/>142.066.416 </text:p>
          </table:table-cell>
          <table:table-cell table:style-name="ce15" office:value-type="float" office:value="62773006.99">
            <text:p><text:s/>62.773.007 </text:p>
          </table:table-cell>
          <table:table-cell table:style-name="ce15" office:value-type="float" office:value="19118244.2">
            <text:p><text:s/>19.118.244 </text:p>
          </table:table-cell>
          <table:table-cell table:style-name="ce15" office:value-type="float" office:value="1442431583.19">
            <text:p><text:s/>1.442.431.583 </text:p>
          </table:table-cell>
          <table:table-cell table:style-name="ce15" office:value-type="float" office:value="754100199.4">
            <text:p><text:s/>754.100.199 </text:p>
          </table:table-cell>
          <table:table-cell table:style-name="ce15" office:value-type="float" office:value="104139679.59">
            <text:p><text:s/>104.139.680 </text:p>
          </table:table-cell>
          <table:table-cell table:style-name="ce15" office:value-type="float" office:value="11974141628.09">
            <text:p><text:s/>11.974.141.628 </text:p>
          </table:table-cell>
          <table:table-cell table:style-name="ce15" office:value-type="float" office:value="37570221.73">
            <text:p><text:s/>37.570.222 </text:p>
          </table:table-cell>
          <table:table-cell table:style-name="ce26" office:value-type="float" office:value="29041302657.27">
            <text:p><text:s/>29.041.302.657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7538544.6">
            <text:p><text:s/>7.538.545 </text:p>
          </table:table-cell>
          <table:table-cell table:style-name="ce15" office:value-type="float" office:value="47753328.81">
            <text:p><text:s/>47.753.329 </text:p>
          </table:table-cell>
          <table:table-cell table:style-name="ce15" office:value-type="float" office:value="37169409.59">
            <text:p><text:s/>37.169.410 </text:p>
          </table:table-cell>
          <table:table-cell table:style-name="ce15" office:value-type="float" office:value="6746269.35">
            <text:p><text:s/>6.746.269 </text:p>
          </table:table-cell>
          <table:table-cell table:style-name="ce15" office:value-type="float" office:value="143605079.24">
            <text:p><text:s/>143.605.079 </text:p>
          </table:table-cell>
          <table:table-cell table:style-name="ce15" office:value-type="float" office:value="100874213.09">
            <text:p><text:s/>100.874.213 </text:p>
          </table:table-cell>
          <table:table-cell table:style-name="ce15" office:value-type="float" office:value="182771060.26">
            <text:p><text:s/>182.771.060 </text:p>
          </table:table-cell>
          <table:table-cell table:style-name="ce15" office:value-type="float" office:value="110592048.57">
            <text:p><text:s/>110.592.049 </text:p>
          </table:table-cell>
          <table:table-cell table:style-name="ce15" office:value-type="float" office:value="143868284.74">
            <text:p><text:s/>143.868.285 </text:p>
          </table:table-cell>
          <table:table-cell table:style-name="ce15" office:value-type="float" office:value="33433086.69">
            <text:p><text:s/>33.433.087 </text:p>
          </table:table-cell>
          <table:table-cell table:style-name="ce15" office:value-type="float" office:value="579431920.28">
            <text:p><text:s/>579.431.920 </text:p>
          </table:table-cell>
          <table:table-cell table:style-name="ce15" office:value-type="float" office:value="88751296.29">
            <text:p><text:s/>88.751.296 </text:p>
          </table:table-cell>
          <table:table-cell table:style-name="ce15" office:value-type="float" office:value="68553501.6">
            <text:p><text:s/>68.553.502 </text:p>
          </table:table-cell>
          <table:table-cell table:style-name="ce15" office:value-type="float" office:value="63667017.4">
            <text:p><text:s/>63.667.017 </text:p>
          </table:table-cell>
          <table:table-cell table:style-name="ce15" office:value-type="float" office:value="62757496.53">
            <text:p><text:s/>62.757.497 </text:p>
          </table:table-cell>
          <table:table-cell table:style-name="ce15" office:value-type="float" office:value="155127181.4">
            <text:p><text:s/>155.127.181 </text:p>
          </table:table-cell>
          <table:table-cell table:style-name="ce15" office:value-type="float" office:value="32143952.44">
            <text:p><text:s/>32.143.952 </text:p>
          </table:table-cell>
          <table:table-cell table:style-name="ce15" office:value-type="float" office:value="441934167.55">
            <text:p><text:s/>441.934.168 </text:p>
          </table:table-cell>
          <table:table-cell table:style-name="ce15" office:value-type="float" office:value="1004101653.22">
            <text:p><text:s/>1.004.101.653 </text:p>
          </table:table-cell>
          <table:table-cell table:style-name="ce15" office:value-type="float" office:value="54849253.3">
            <text:p><text:s/>54.849.253 </text:p>
          </table:table-cell>
          <table:table-cell table:style-name="ce15" office:value-type="float" office:value="27235280.94">
            <text:p><text:s/>27.235.281 </text:p>
          </table:table-cell>
          <table:table-cell table:style-name="ce15" office:value-type="float" office:value="7654499.5">
            <text:p><text:s/>7.654.500 </text:p>
          </table:table-cell>
          <table:table-cell table:style-name="ce15" office:value-type="float" office:value="498982037.88">
            <text:p><text:s/>498.982.038 </text:p>
          </table:table-cell>
          <table:table-cell table:style-name="ce15" office:value-type="float" office:value="222920668.03">
            <text:p><text:s/>222.920.668 </text:p>
          </table:table-cell>
          <table:table-cell table:style-name="ce15" office:value-type="float" office:value="46409673.82">
            <text:p><text:s/>46.409.674 </text:p>
          </table:table-cell>
          <table:table-cell table:style-name="ce15" office:value-type="float" office:value="2331070183.91">
            <text:p><text:s/>2.331.070.184 </text:p>
          </table:table-cell>
          <table:table-cell table:style-name="ce15" office:value-type="float" office:value="12854402.14">
            <text:p><text:s/>12.854.402 </text:p>
          </table:table-cell>
          <table:table-cell table:style-name="ce26" office:value-type="float" office:value="6512795511.17">
            <text:p><text:s/>6.512.795.511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9786051.24">
            <text:p><text:s/>9.786.051 </text:p>
          </table:table-cell>
          <table:table-cell table:style-name="ce15" office:value-type="float" office:value="27178155.15">
            <text:p><text:s/>27.178.155 </text:p>
          </table:table-cell>
          <table:table-cell table:style-name="ce15" office:value-type="float" office:value="132776561.71">
            <text:p><text:s/>132.776.562 </text:p>
          </table:table-cell>
          <table:table-cell table:style-name="ce15" office:value-type="float" office:value="5798659.22">
            <text:p><text:s/>5.798.659 </text:p>
          </table:table-cell>
          <table:table-cell table:style-name="ce15" office:value-type="float" office:value="233573618.69">
            <text:p><text:s/>233.573.619 </text:p>
          </table:table-cell>
          <table:table-cell table:style-name="ce15" office:value-type="float" office:value="144203041.24">
            <text:p><text:s/>144.203.041 </text:p>
          </table:table-cell>
          <table:table-cell table:style-name="ce15" office:value-type="float" office:value="475210949.47">
            <text:p><text:s/>475.210.949 </text:p>
          </table:table-cell>
          <table:table-cell table:style-name="ce15" office:value-type="float" office:value="155926982.92">
            <text:p><text:s/>155.926.983 </text:p>
          </table:table-cell>
          <table:table-cell table:style-name="ce15" office:value-type="float" office:value="157567494.56">
            <text:p><text:s/>157.567.495 </text:p>
          </table:table-cell>
          <table:table-cell table:style-name="ce15" office:value-type="float" office:value="41172667.04">
            <text:p><text:s/>41.172.667 </text:p>
          </table:table-cell>
          <table:table-cell table:style-name="ce15" office:value-type="float" office:value="758322973.78">
            <text:p><text:s/>758.322.974 </text:p>
          </table:table-cell>
          <table:table-cell table:style-name="ce15" office:value-type="float" office:value="63261160.38">
            <text:p><text:s/>63.261.160 </text:p>
          </table:table-cell>
          <table:table-cell table:style-name="ce15" office:value-type="float" office:value="86699962.81">
            <text:p><text:s/>86.699.963 </text:p>
          </table:table-cell>
          <table:table-cell table:style-name="ce15" office:value-type="float" office:value="79841787.91">
            <text:p><text:s/>79.841.788 </text:p>
          </table:table-cell>
          <table:table-cell table:style-name="ce15" office:value-type="float" office:value="38992985.97">
            <text:p><text:s/>38.992.986 </text:p>
          </table:table-cell>
          <table:table-cell table:style-name="ce15" office:value-type="float" office:value="176808183.88">
            <text:p><text:s/>176.808.184 </text:p>
          </table:table-cell>
          <table:table-cell table:style-name="ce15" office:value-type="float" office:value="31482455.68">
            <text:p><text:s/>31.482.456 </text:p>
          </table:table-cell>
          <table:table-cell table:style-name="ce15" office:value-type="float" office:value="662839982.34">
            <text:p><text:s/>662.839.982 </text:p>
          </table:table-cell>
          <table:table-cell table:style-name="ce15" office:value-type="float" office:value="2103758144.07">
            <text:p><text:s/>2.103.758.144 </text:p>
          </table:table-cell>
          <table:table-cell table:style-name="ce15" office:value-type="float" office:value="58573862.03">
            <text:p><text:s/>58.573.862 </text:p>
          </table:table-cell>
          <table:table-cell table:style-name="ce15" office:value-type="float" office:value="22191862.86">
            <text:p><text:s/>22.191.863 </text:p>
          </table:table-cell>
          <table:table-cell table:style-name="ce15" office:value-type="float" office:value="6708803.74">
            <text:p><text:s/>6.708.804 </text:p>
          </table:table-cell>
          <table:table-cell table:style-name="ce15" office:value-type="float" office:value="602249045.87">
            <text:p><text:s/>602.249.046 </text:p>
          </table:table-cell>
          <table:table-cell table:style-name="ce15" office:value-type="float" office:value="378101838.33">
            <text:p><text:s/>378.101.838 </text:p>
          </table:table-cell>
          <table:table-cell table:style-name="ce15" office:value-type="float" office:value="31023636.85">
            <text:p><text:s/>31.023.637 </text:p>
          </table:table-cell>
          <table:table-cell table:style-name="ce15" office:value-type="float" office:value="4856896765.45">
            <text:p><text:s/>4.856.896.765 </text:p>
          </table:table-cell>
          <table:table-cell table:style-name="ce15" office:value-type="float" office:value="18415527.76">
            <text:p><text:s/>18.415.528 </text:p>
          </table:table-cell>
          <table:table-cell table:style-name="ce26" office:value-type="float" office:value="11359363160.95">
            <text:p><text:s/>11.359.363.161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-7140.19">
            <text:p><text:s/>(7.140)</text:p>
          </table:table-cell>
          <table:table-cell table:style-name="ce15" office:value-type="float" office:value="16688.31">
            <text:p><text:s/>16.688 </text:p>
          </table:table-cell>
          <table:table-cell table:style-name="ce15" office:value-type="float" office:value="169706.17">
            <text:p><text:s/>169.706 </text:p>
          </table:table-cell>
          <table:table-cell table:style-name="ce15" office:value-type="float" office:value="566.29">
            <text:p><text:s/>566 </text:p>
          </table:table-cell>
          <table:table-cell table:style-name="ce15" office:value-type="float" office:value="5070943.38">
            <text:p><text:s/>5.070.943 </text:p>
          </table:table-cell>
          <table:table-cell table:style-name="ce15" office:value-type="float" office:value="13252910.95">
            <text:p><text:s/>13.252.911 </text:p>
          </table:table-cell>
          <table:table-cell table:style-name="ce15" office:value-type="float" office:value="96032796.88">
            <text:p><text:s/>96.032.797 </text:p>
          </table:table-cell>
          <table:table-cell table:style-name="ce15" office:value-type="float" office:value="6343492.17">
            <text:p><text:s/>6.343.492 </text:p>
          </table:table-cell>
          <table:table-cell table:style-name="ce15" office:value-type="float" office:value="-768076.84">
            <text:p><text:s/>(768.077)</text:p>
          </table:table-cell>
          <table:table-cell table:style-name="ce15" office:value-type="float" office:value="11228.28">
            <text:p><text:s/>11.228 </text:p>
          </table:table-cell>
          <table:table-cell table:style-name="ce15" office:value-type="float" office:value="27658769.76">
            <text:p><text:s/>27.658.770 </text:p>
          </table:table-cell>
          <table:table-cell table:style-name="ce15" office:value-type="float" office:value="47972.42">
            <text:p><text:s/>47.972 </text:p>
          </table:table-cell>
          <table:table-cell table:style-name="ce15" office:value-type="float" office:value="284967.95">
            <text:p><text:s/>284.968 </text:p>
          </table:table-cell>
          <table:table-cell table:style-name="ce15" office:value-type="float" office:value="11646315.67">
            <text:p><text:s/>11.646.316 </text:p>
          </table:table-cell>
          <table:table-cell table:style-name="ce15" office:value-type="float" office:value="40176.28">
            <text:p><text:s/>40.176 </text:p>
          </table:table-cell>
          <table:table-cell table:style-name="ce15" office:value-type="float" office:value="7190834.99">
            <text:p><text:s/>7.190.835 </text:p>
          </table:table-cell>
          <table:table-cell table:style-name="ce15" office:value-type="float" office:value="1177.49">
            <text:p><text:s/>1.177 </text:p>
          </table:table-cell>
          <table:table-cell table:style-name="ce15" office:value-type="float" office:value="18872632.72">
            <text:p><text:s/>18.872.633 </text:p>
          </table:table-cell>
          <table:table-cell table:style-name="ce15" office:value-type="float" office:value="205763806.07">
            <text:p><text:s/>205.763.806 </text:p>
          </table:table-cell>
          <table:table-cell table:style-name="ce15" office:value-type="float" office:value="84600.69">
            <text:p><text:s/>84.601 </text:p>
          </table:table-cell>
          <table:table-cell table:style-name="ce15" office:value-type="float" office:value="16416.1">
            <text:p><text:s/>16.416 </text:p>
          </table:table-cell>
          <table:table-cell table:style-name="ce15" office:value-type="float" office:value="435.83">
            <text:p><text:s/>436 </text:p>
          </table:table-cell>
          <table:table-cell table:style-name="ce15" office:value-type="float" office:value="25388177.85">
            <text:p><text:s/>25.388.178 </text:p>
          </table:table-cell>
          <table:table-cell table:style-name="ce15" office:value-type="float" office:value="607043.23">
            <text:p><text:s/>607.043 </text:p>
          </table:table-cell>
          <table:table-cell table:style-name="ce15" office:value-type="float" office:value="4191719.81">
            <text:p><text:s/>4.191.720 </text:p>
          </table:table-cell>
          <table:table-cell table:style-name="ce15" office:value-type="float" office:value="734550964.75">
            <text:p><text:s/>734.550.965 </text:p>
          </table:table-cell>
          <table:table-cell table:style-name="ce15" office:value-type="float" office:value="1762.62">
            <text:p><text:s/>1.763 </text:p>
          </table:table-cell>
          <table:table-cell table:style-name="ce26" office:value-type="float" office:value="1156470889.63">
            <text:p><text:s/>1.156.470.890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9793191.43">
            <text:p><text:s/>9.793.191 </text:p>
          </table:table-cell>
          <table:table-cell table:style-name="ce15" office:value-type="float" office:value="27161466.84">
            <text:p><text:s/>27.161.467 </text:p>
          </table:table-cell>
          <table:table-cell table:style-name="ce15" office:value-type="float" office:value="132606855.54">
            <text:p><text:s/>132.606.856 </text:p>
          </table:table-cell>
          <table:table-cell table:style-name="ce15" office:value-type="float" office:value="5798092.93">
            <text:p><text:s/>5.798.093 </text:p>
          </table:table-cell>
          <table:table-cell table:style-name="ce15" office:value-type="float" office:value="228502675.31">
            <text:p><text:s/>228.502.675 </text:p>
          </table:table-cell>
          <table:table-cell table:style-name="ce15" office:value-type="float" office:value="130950130.29">
            <text:p><text:s/>130.950.130 </text:p>
          </table:table-cell>
          <table:table-cell table:style-name="ce15" office:value-type="float" office:value="379178152.59">
            <text:p><text:s/>379.178.153 </text:p>
          </table:table-cell>
          <table:table-cell table:style-name="ce15" office:value-type="float" office:value="149583490.75">
            <text:p><text:s/>149.583.491 </text:p>
          </table:table-cell>
          <table:table-cell table:style-name="ce15" office:value-type="float" office:value="158335571.4">
            <text:p><text:s/>158.335.571 </text:p>
          </table:table-cell>
          <table:table-cell table:style-name="ce15" office:value-type="float" office:value="41161438.76">
            <text:p><text:s/>41.161.439 </text:p>
          </table:table-cell>
          <table:table-cell table:style-name="ce15" office:value-type="float" office:value="730664204.02">
            <text:p><text:s/>730.664.204 </text:p>
          </table:table-cell>
          <table:table-cell table:style-name="ce15" office:value-type="float" office:value="63213187.96">
            <text:p><text:s/>63.213.188 </text:p>
          </table:table-cell>
          <table:table-cell table:style-name="ce15" office:value-type="float" office:value="86414994.86">
            <text:p><text:s/>86.414.995 </text:p>
          </table:table-cell>
          <table:table-cell table:style-name="ce15" office:value-type="float" office:value="68195472.24">
            <text:p><text:s/>68.195.472 </text:p>
          </table:table-cell>
          <table:table-cell table:style-name="ce15" office:value-type="float" office:value="38952809.69">
            <text:p><text:s/>38.952.810 </text:p>
          </table:table-cell>
          <table:table-cell table:style-name="ce15" office:value-type="float" office:value="169617348.89">
            <text:p><text:s/>169.617.349 </text:p>
          </table:table-cell>
          <table:table-cell table:style-name="ce15" office:value-type="float" office:value="31481278.19">
            <text:p><text:s/>31.481.278 </text:p>
          </table:table-cell>
          <table:table-cell table:style-name="ce15" office:value-type="float" office:value="643967349.62">
            <text:p><text:s/>643.967.350 </text:p>
          </table:table-cell>
          <table:table-cell table:style-name="ce15" office:value-type="float" office:value="1897994338">
            <text:p><text:s/>1.897.994.338 </text:p>
          </table:table-cell>
          <table:table-cell table:style-name="ce15" office:value-type="float" office:value="58489261.34">
            <text:p><text:s/>58.489.261 </text:p>
          </table:table-cell>
          <table:table-cell table:style-name="ce15" office:value-type="float" office:value="22175446.76">
            <text:p><text:s/>22.175.447 </text:p>
          </table:table-cell>
          <table:table-cell table:style-name="ce15" office:value-type="float" office:value="6708367.91">
            <text:p><text:s/>6.708.368 </text:p>
          </table:table-cell>
          <table:table-cell table:style-name="ce15" office:value-type="float" office:value="576860868.02">
            <text:p><text:s/>576.860.868 </text:p>
          </table:table-cell>
          <table:table-cell table:style-name="ce15" office:value-type="float" office:value="377494795.1">
            <text:p><text:s/>377.494.795 </text:p>
          </table:table-cell>
          <table:table-cell table:style-name="ce15" office:value-type="float" office:value="26831917.04">
            <text:p><text:s/>26.831.917 </text:p>
          </table:table-cell>
          <table:table-cell table:style-name="ce15" office:value-type="float" office:value="4122345800.7">
            <text:p><text:s/>4.122.345.801 </text:p>
          </table:table-cell>
          <table:table-cell table:style-name="ce15" office:value-type="float" office:value="18413765.14">
            <text:p><text:s/>18.413.765 </text:p>
          </table:table-cell>
          <table:table-cell table:style-name="ce26" office:value-type="float" office:value="10202892271.32">
            <text:p><text:s/>10.202.892.271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168975.32">
            <text:p><text:s/>5.168.975 </text:p>
          </table:table-cell>
          <table:table-cell table:style-name="ce15" office:value-type="float" office:value="20847284.75">
            <text:p><text:s/>20.847.285 </text:p>
          </table:table-cell>
          <table:table-cell table:style-name="ce15" office:value-type="float" office:value="85528175.97">
            <text:p><text:s/>85.528.176 </text:p>
          </table:table-cell>
          <table:table-cell table:style-name="ce15" office:value-type="float" office:value="7419353.21">
            <text:p><text:s/>7.419.353 </text:p>
          </table:table-cell>
          <table:table-cell table:style-name="ce15" office:value-type="float" office:value="127285521.53">
            <text:p><text:s/>127.285.522 </text:p>
          </table:table-cell>
          <table:table-cell table:style-name="ce15" office:value-type="float" office:value="93047530.45">
            <text:p><text:s/>93.047.530 </text:p>
          </table:table-cell>
          <table:table-cell table:style-name="ce15" office:value-type="float" office:value="2021839284.22">
            <text:p><text:s/>2.021.839.284 </text:p>
          </table:table-cell>
          <table:table-cell table:style-name="ce15" office:value-type="float" office:value="109271098.09">
            <text:p><text:s/>109.271.098 </text:p>
          </table:table-cell>
          <table:table-cell table:style-name="ce15" office:value-type="float" office:value="70559418.64">
            <text:p><text:s/>70.559.419 </text:p>
          </table:table-cell>
          <table:table-cell table:style-name="ce15" office:value-type="float" office:value="23878686.38">
            <text:p><text:s/>23.878.686 </text:p>
          </table:table-cell>
          <table:table-cell table:style-name="ce15" office:value-type="float" office:value="440198119.82">
            <text:p><text:s/>440.198.120 </text:p>
          </table:table-cell>
          <table:table-cell table:style-name="ce15" office:value-type="float" office:value="26384492.73">
            <text:p><text:s/>26.384.493 </text:p>
          </table:table-cell>
          <table:table-cell table:style-name="ce15" office:value-type="float" office:value="41483632.97">
            <text:p><text:s/>41.483.633 </text:p>
          </table:table-cell>
          <table:table-cell table:style-name="ce15" office:value-type="float" office:value="51705340.87">
            <text:p><text:s/>51.705.341 </text:p>
          </table:table-cell>
          <table:table-cell table:style-name="ce15" office:value-type="float" office:value="30849486.71">
            <text:p><text:s/>30.849.487 </text:p>
          </table:table-cell>
          <table:table-cell table:style-name="ce15" office:value-type="float" office:value="108168773.85">
            <text:p><text:s/>108.168.774 </text:p>
          </table:table-cell>
          <table:table-cell table:style-name="ce15" office:value-type="float" office:value="16919225.33">
            <text:p><text:s/>16.919.225 </text:p>
          </table:table-cell>
          <table:table-cell table:style-name="ce15" office:value-type="float" office:value="395940974.75">
            <text:p><text:s/>395.940.975 </text:p>
          </table:table-cell>
          <table:table-cell table:style-name="ce15" office:value-type="float" office:value="2132444973">
            <text:p><text:s/>2.132.444.973 </text:p>
          </table:table-cell>
          <table:table-cell table:style-name="ce15" office:value-type="float" office:value="28643300.45">
            <text:p><text:s/>28.643.300 </text:p>
          </table:table-cell>
          <table:table-cell table:style-name="ce15" office:value-type="float" office:value="13345863.19">
            <text:p><text:s/>13.345.863 </text:p>
          </table:table-cell>
          <table:table-cell table:style-name="ce15" office:value-type="float" office:value="4754940.96">
            <text:p><text:s/>4.754.941 </text:p>
          </table:table-cell>
          <table:table-cell table:style-name="ce15" office:value-type="float" office:value="341200499.44">
            <text:p><text:s/>341.200.499 </text:p>
          </table:table-cell>
          <table:table-cell table:style-name="ce15" office:value-type="float" office:value="153077693.04">
            <text:p><text:s/>153.077.693 </text:p>
          </table:table-cell>
          <table:table-cell table:style-name="ce15" office:value-type="float" office:value="26706368.92">
            <text:p><text:s/>26.706.369 </text:p>
          </table:table-cell>
          <table:table-cell table:style-name="ce15" office:value-type="float" office:value="4786174678.73">
            <text:p><text:s/>4.786.174.679 </text:p>
          </table:table-cell>
          <table:table-cell table:style-name="ce15" office:value-type="float" office:value="6300291.83">
            <text:p><text:s/>6.300.292 </text:p>
          </table:table-cell>
          <table:table-cell table:style-name="ce26" office:value-type="float" office:value="11169143985.15">
            <text:p><text:s/>11.169.143.985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580182.1">
            <text:p><text:s/>4.580.182 </text:p>
          </table:table-cell>
          <table:table-cell table:style-name="ce15" office:value-type="float" office:value="17947323.13">
            <text:p><text:s/>17.947.323 </text:p>
          </table:table-cell>
          <table:table-cell table:style-name="ce15" office:value-type="float" office:value="59675463.95">
            <text:p><text:s/>59.675.464 </text:p>
          </table:table-cell>
          <table:table-cell table:style-name="ce15" office:value-type="float" office:value="7041295.38">
            <text:p><text:s/>7.041.295 </text:p>
          </table:table-cell>
          <table:table-cell table:style-name="ce15" office:value-type="float" office:value="99193076.88">
            <text:p><text:s/>99.193.077 </text:p>
          </table:table-cell>
          <table:table-cell table:style-name="ce15" office:value-type="float" office:value="61544872.17">
            <text:p><text:s/>61.544.872 </text:p>
          </table:table-cell>
          <table:table-cell table:style-name="ce15" office:value-type="float" office:value="1455791899.55">
            <text:p><text:s/>1.455.791.900 </text:p>
          </table:table-cell>
          <table:table-cell table:style-name="ce15" office:value-type="float" office:value="88263757.04">
            <text:p><text:s/>88.263.757 </text:p>
          </table:table-cell>
          <table:table-cell table:style-name="ce15" office:value-type="float" office:value="56153705.31">
            <text:p><text:s/>56.153.705 </text:p>
          </table:table-cell>
          <table:table-cell table:style-name="ce15" office:value-type="float" office:value="19779650">
            <text:p><text:s/>19.779.650 </text:p>
          </table:table-cell>
          <table:table-cell table:style-name="ce15" office:value-type="float" office:value="295372514.77">
            <text:p><text:s/>295.372.515 </text:p>
          </table:table-cell>
          <table:table-cell table:style-name="ce15" office:value-type="float" office:value="21606776.55">
            <text:p><text:s/>21.606.777 </text:p>
          </table:table-cell>
          <table:table-cell table:style-name="ce15" office:value-type="float" office:value="34122191.79">
            <text:p><text:s/>34.122.192 </text:p>
          </table:table-cell>
          <table:table-cell table:style-name="ce15" office:value-type="float" office:value="42845816.87">
            <text:p><text:s/>42.845.817 </text:p>
          </table:table-cell>
          <table:table-cell table:style-name="ce15" office:value-type="float" office:value="28403147.95">
            <text:p><text:s/>28.403.148 </text:p>
          </table:table-cell>
          <table:table-cell table:style-name="ce15" office:value-type="float" office:value="85855019">
            <text:p><text:s/>85.855.019 </text:p>
          </table:table-cell>
          <table:table-cell table:style-name="ce15" office:value-type="float" office:value="14476670.98">
            <text:p><text:s/>14.476.671 </text:p>
          </table:table-cell>
          <table:table-cell table:style-name="ce15" office:value-type="float" office:value="242801581.79">
            <text:p><text:s/>242.801.582 </text:p>
          </table:table-cell>
          <table:table-cell table:style-name="ce15" office:value-type="float" office:value="993320155.78">
            <text:p><text:s/>993.320.156 </text:p>
          </table:table-cell>
          <table:table-cell table:style-name="ce15" office:value-type="float" office:value="24977929.29">
            <text:p><text:s/>24.977.929 </text:p>
          </table:table-cell>
          <table:table-cell table:style-name="ce15" office:value-type="float" office:value="11539736.45">
            <text:p><text:s/>11.539.736 </text:p>
          </table:table-cell>
          <table:table-cell table:style-name="ce15" office:value-type="float" office:value="4368776.93">
            <text:p><text:s/>4.368.777 </text:p>
          </table:table-cell>
          <table:table-cell table:style-name="ce15" office:value-type="float" office:value="231322583.62">
            <text:p><text:s/>231.322.584 </text:p>
          </table:table-cell>
          <table:table-cell table:style-name="ce15" office:value-type="float" office:value="103536509.93">
            <text:p><text:s/>103.536.510 </text:p>
          </table:table-cell>
          <table:table-cell table:style-name="ce15" office:value-type="float" office:value="19950081.55">
            <text:p><text:s/>19.950.082 </text:p>
          </table:table-cell>
          <table:table-cell table:style-name="ce15" office:value-type="float" office:value="2593113469.04">
            <text:p><text:s/>2.593.113.469 </text:p>
          </table:table-cell>
          <table:table-cell table:style-name="ce15" office:value-type="float" office:value="5137554.88">
            <text:p><text:s/>5.137.555 </text:p>
          </table:table-cell>
          <table:table-cell table:style-name="ce26" office:value-type="float" office:value="6622721742.68">
            <text:p><text:s/>6.622.721.743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25847.83">
            <text:p><text:s/>325.848 </text:p>
          </table:table-cell>
          <table:table-cell table:style-name="ce15" office:value-type="float" office:value="1203879.8">
            <text:p><text:s/>1.203.880 </text:p>
          </table:table-cell>
          <table:table-cell table:style-name="ce15" office:value-type="float" office:value="3677227.72">
            <text:p><text:s/>3.677.228 </text:p>
          </table:table-cell>
          <table:table-cell table:style-name="ce15" office:value-type="float" office:value="59925.07">
            <text:p><text:s/>59.925 </text:p>
          </table:table-cell>
          <table:table-cell table:style-name="ce15" office:value-type="float" office:value="7667054.11">
            <text:p><text:s/>7.667.054 </text:p>
          </table:table-cell>
          <table:table-cell table:style-name="ce15" office:value-type="float" office:value="7494417.65">
            <text:p><text:s/>7.494.418 </text:p>
          </table:table-cell>
          <table:table-cell table:style-name="ce15" office:value-type="float" office:value="307250257.72">
            <text:p><text:s/>307.250.258 </text:p>
          </table:table-cell>
          <table:table-cell table:style-name="ce15" office:value-type="float" office:value="7803347.41">
            <text:p><text:s/>7.803.347 </text:p>
          </table:table-cell>
          <table:table-cell table:style-name="ce15" office:value-type="float" office:value="5205916.72">
            <text:p><text:s/>5.205.917 </text:p>
          </table:table-cell>
          <table:table-cell table:style-name="ce15" office:value-type="float" office:value="1391762.5">
            <text:p><text:s/>1.391.763 </text:p>
          </table:table-cell>
          <table:table-cell table:style-name="ce15" office:value-type="float" office:value="48032359.6">
            <text:p><text:s/>48.032.360 </text:p>
          </table:table-cell>
          <table:table-cell table:style-name="ce15" office:value-type="float" office:value="2139209.23">
            <text:p><text:s/>2.139.209 </text:p>
          </table:table-cell>
          <table:table-cell table:style-name="ce15" office:value-type="float" office:value="3909468.99">
            <text:p><text:s/>3.909.469 </text:p>
          </table:table-cell>
          <table:table-cell table:style-name="ce15" office:value-type="float" office:value="4835705.69">
            <text:p><text:s/>4.835.706 </text:p>
          </table:table-cell>
          <table:table-cell table:style-name="ce15" office:value-type="float" office:value="958199.87">
            <text:p><text:s/>958.200 </text:p>
          </table:table-cell>
          <table:table-cell table:style-name="ce15" office:value-type="float" office:value="10418896.78">
            <text:p><text:s/>10.418.897 </text:p>
          </table:table-cell>
          <table:table-cell table:style-name="ce15" office:value-type="float" office:value="1037516.73">
            <text:p><text:s/>1.037.517 </text:p>
          </table:table-cell>
          <table:table-cell table:style-name="ce15" office:value-type="float" office:value="98717269.59">
            <text:p><text:s/>98.717.270 </text:p>
          </table:table-cell>
          <table:table-cell table:style-name="ce15" office:value-type="float" office:value="558542878.6">
            <text:p><text:s/>558.542.879 </text:p>
          </table:table-cell>
          <table:table-cell table:style-name="ce15" office:value-type="float" office:value="1560709.67">
            <text:p><text:s/>1.560.710 </text:p>
          </table:table-cell>
          <table:table-cell table:style-name="ce15" office:value-type="float" office:value="1321777.76">
            <text:p><text:s/>1.321.778 </text:p>
          </table:table-cell>
          <table:table-cell table:style-name="ce15" office:value-type="float" office:value="116757.92">
            <text:p><text:s/>116.758 </text:p>
          </table:table-cell>
          <table:table-cell table:style-name="ce15" office:value-type="float" office:value="62339197.67">
            <text:p><text:s/>62.339.198 </text:p>
          </table:table-cell>
          <table:table-cell table:style-name="ce15" office:value-type="float" office:value="27353934.45">
            <text:p><text:s/>27.353.934 </text:p>
          </table:table-cell>
          <table:table-cell table:style-name="ce15" office:value-type="float" office:value="3007084.1">
            <text:p><text:s/>3.007.084 </text:p>
          </table:table-cell>
          <table:table-cell table:style-name="ce15" office:value-type="float" office:value="1291687078.24">
            <text:p><text:s/>1.291.687.078 </text:p>
          </table:table-cell>
          <table:table-cell table:style-name="ce15" office:value-type="float" office:value="378976.89">
            <text:p><text:s/>378.977 </text:p>
          </table:table-cell>
          <table:table-cell table:style-name="ce26" office:value-type="float" office:value="2458436658.31">
            <text:p><text:s/>2.458.436.658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20495.21">
            <text:p><text:s/>20.495 </text:p>
          </table:table-cell>
          <table:table-cell table:style-name="ce15" office:value-type="float" office:value="309872.98">
            <text:p><text:s/>309.873 </text:p>
          </table:table-cell>
          <table:table-cell table:style-name="ce15" office:value-type="float" office:value="16367566.13">
            <text:p><text:s/>16.367.566 </text:p>
          </table:table-cell>
          <table:table-cell table:style-name="ce15" office:value-type="float" office:value="37390.82">
            <text:p><text:s/>37.391 </text:p>
          </table:table-cell>
          <table:table-cell table:style-name="ce15" office:value-type="float" office:value="10172097.73">
            <text:p><text:s/>10.172.098 </text:p>
          </table:table-cell>
          <table:table-cell table:style-name="ce15" office:value-type="float" office:value="15570327.63">
            <text:p><text:s/>15.570.328 </text:p>
          </table:table-cell>
          <table:table-cell table:style-name="ce15" office:value-type="float" office:value="129139160.75">
            <text:p><text:s/>129.139.161 </text:p>
          </table:table-cell>
          <table:table-cell table:style-name="ce15" office:value-type="float" office:value="6252559.08">
            <text:p><text:s/>6.252.559 </text:p>
          </table:table-cell>
          <table:table-cell table:style-name="ce15" office:value-type="float" office:value="3814459.36">
            <text:p><text:s/>3.814.459 </text:p>
          </table:table-cell>
          <table:table-cell table:style-name="ce15" office:value-type="float" office:value="556039.03">
            <text:p><text:s/>556.039 </text:p>
          </table:table-cell>
          <table:table-cell table:style-name="ce15" office:value-type="float" office:value="62037836.49">
            <text:p><text:s/>62.037.836 </text:p>
          </table:table-cell>
          <table:table-cell table:style-name="ce15" office:value-type="float" office:value="361474.16">
            <text:p><text:s/>361.474 </text:p>
          </table:table-cell>
          <table:table-cell table:style-name="ce15" office:value-type="float" office:value="1136094.75">
            <text:p><text:s/>1.136.095 </text:p>
          </table:table-cell>
          <table:table-cell table:style-name="ce15" office:value-type="float" office:value="413916.26">
            <text:p><text:s/>413.916 </text:p>
          </table:table-cell>
          <table:table-cell table:style-name="ce15" office:value-type="float" office:value="93362.67">
            <text:p><text:s/>93.363 </text:p>
          </table:table-cell>
          <table:table-cell table:style-name="ce15" office:value-type="float" office:value="2547261.43">
            <text:p><text:s/>2.547.261 </text:p>
          </table:table-cell>
          <table:table-cell table:style-name="ce15" office:value-type="float" office:value="98126.29">
            <text:p><text:s/>98.126 </text:p>
          </table:table-cell>
          <table:table-cell table:style-name="ce15" office:value-type="float" office:value="29806254.99">
            <text:p><text:s/>29.806.255 </text:p>
          </table:table-cell>
          <table:table-cell table:style-name="ce15" office:value-type="float" office:value="480471123.64">
            <text:p><text:s/>480.471.124 </text:p>
          </table:table-cell>
          <table:table-cell table:style-name="ce15" office:value-type="float" office:value="342930.48">
            <text:p><text:s/>342.930 </text:p>
          </table:table-cell>
          <table:table-cell table:style-name="ce15" office:value-type="float" office:value="178302.11">
            <text:p><text:s/>178.302 </text:p>
          </table:table-cell>
          <table:table-cell table:style-name="ce15" office:value-type="float" office:value="82.71">
            <text:p><text:s/>83 </text:p>
          </table:table-cell>
          <table:table-cell table:style-name="ce15" office:value-type="float" office:value="18765190.67">
            <text:p><text:s/>18.765.191 </text:p>
          </table:table-cell>
          <table:table-cell table:style-name="ce15" office:value-type="float" office:value="8769615.63">
            <text:p><text:s/>8.769.616 </text:p>
          </table:table-cell>
          <table:table-cell table:style-name="ce15" office:value-type="float" office:value="283507.12">
            <text:p><text:s/>283.507 </text:p>
          </table:table-cell>
          <table:table-cell table:style-name="ce15" office:value-type="float" office:value="567397223.66">
            <text:p><text:s/>567.397.224 </text:p>
          </table:table-cell>
          <table:table-cell table:style-name="ce15" office:value-type="float" office:value="177986.82">
            <text:p><text:s/>177.987 </text:p>
          </table:table-cell>
          <table:table-cell table:style-name="ce26" office:value-type="float" office:value="1355120258.6">
            <text:p><text:s/>1.355.120.259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42450.18">
            <text:p><text:s/>242.450 </text:p>
          </table:table-cell>
          <table:table-cell table:style-name="ce15" office:value-type="float" office:value="1386208.84">
            <text:p><text:s/>1.386.209 </text:p>
          </table:table-cell>
          <table:table-cell table:style-name="ce15" office:value-type="float" office:value="5807918.17">
            <text:p><text:s/>5.807.918 </text:p>
          </table:table-cell>
          <table:table-cell table:style-name="ce15" office:value-type="float" office:value="280741.94">
            <text:p><text:s/>280.742 </text:p>
          </table:table-cell>
          <table:table-cell table:style-name="ce15" office:value-type="float" office:value="10253292.81">
            <text:p><text:s/>10.253.293 </text:p>
          </table:table-cell>
          <table:table-cell table:style-name="ce15" office:value-type="float" office:value="8437913">
            <text:p><text:s/>8.437.913 </text:p>
          </table:table-cell>
          <table:table-cell table:style-name="ce15" office:value-type="float" office:value="129657966.2">
            <text:p><text:s/>129.657.966 </text:p>
          </table:table-cell>
          <table:table-cell table:style-name="ce15" office:value-type="float" office:value="6951434.56">
            <text:p><text:s/>6.951.435 </text:p>
          </table:table-cell>
          <table:table-cell table:style-name="ce15" office:value-type="float" office:value="5385337.25">
            <text:p><text:s/>5.385.337 </text:p>
          </table:table-cell>
          <table:table-cell table:style-name="ce15" office:value-type="float" office:value="2151234.85">
            <text:p><text:s/>2.151.235 </text:p>
          </table:table-cell>
          <table:table-cell table:style-name="ce15" office:value-type="float" office:value="34755408.96">
            <text:p><text:s/>34.755.409 </text:p>
          </table:table-cell>
          <table:table-cell table:style-name="ce15" office:value-type="float" office:value="2277032.79">
            <text:p><text:s/>2.277.033 </text:p>
          </table:table-cell>
          <table:table-cell table:style-name="ce15" office:value-type="float" office:value="2315877.44">
            <text:p><text:s/>2.315.877 </text:p>
          </table:table-cell>
          <table:table-cell table:style-name="ce15" office:value-type="float" office:value="3609902.05">
            <text:p><text:s/>3.609.902 </text:p>
          </table:table-cell>
          <table:table-cell table:style-name="ce15" office:value-type="float" office:value="1394776.22">
            <text:p><text:s/>1.394.776 </text:p>
          </table:table-cell>
          <table:table-cell table:style-name="ce15" office:value-type="float" office:value="9347596.64">
            <text:p><text:s/>9.347.597 </text:p>
          </table:table-cell>
          <table:table-cell table:style-name="ce15" office:value-type="float" office:value="1306911.33">
            <text:p><text:s/>1.306.911 </text:p>
          </table:table-cell>
          <table:table-cell table:style-name="ce15" office:value-type="float" office:value="24615868.38">
            <text:p><text:s/>24.615.868 </text:p>
          </table:table-cell>
          <table:table-cell table:style-name="ce15" office:value-type="float" office:value="100110814.98">
            <text:p><text:s/>100.110.815 </text:p>
          </table:table-cell>
          <table:table-cell table:style-name="ce15" office:value-type="float" office:value="1761731.01">
            <text:p><text:s/>1.761.731 </text:p>
          </table:table-cell>
          <table:table-cell table:style-name="ce15" office:value-type="float" office:value="306046.87">
            <text:p><text:s/>306.047 </text:p>
          </table:table-cell>
          <table:table-cell table:style-name="ce15" office:value-type="float" office:value="269323.4">
            <text:p><text:s/>269.323 </text:p>
          </table:table-cell>
          <table:table-cell table:style-name="ce15" office:value-type="float" office:value="28773527.48">
            <text:p><text:s/>28.773.527 </text:p>
          </table:table-cell>
          <table:table-cell table:style-name="ce15" office:value-type="float" office:value="13417633.03">
            <text:p><text:s/>13.417.633 </text:p>
          </table:table-cell>
          <table:table-cell table:style-name="ce15" office:value-type="float" office:value="3465696.15">
            <text:p><text:s/>3.465.696 </text:p>
          </table:table-cell>
          <table:table-cell table:style-name="ce15" office:value-type="float" office:value="333976907.79">
            <text:p><text:s/>333.976.908 </text:p>
          </table:table-cell>
          <table:table-cell table:style-name="ce15" office:value-type="float" office:value="605773.24">
            <text:p><text:s/>605.773 </text:p>
          </table:table-cell>
          <table:table-cell table:style-name="ce26" office:value-type="float" office:value="732865325.56">
            <text:p><text:s/>732.865.326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0193.93">
            <text:p><text:s/>40.194 </text:p>
          </table:table-cell>
          <table:table-cell table:style-name="ce15" office:value-type="float" office:value="181205.91">
            <text:p><text:s/>181.206 </text:p>
          </table:table-cell>
          <table:table-cell table:style-name="ce15" office:value-type="float" office:value="2012939.85">
            <text:p><text:s/>2.012.940 </text:p>
          </table:table-cell>
          <table:table-cell table:style-name="ce15" office:value-type="float" office:value="41886.85">
            <text:p><text:s/>41.887 </text:p>
          </table:table-cell>
          <table:table-cell table:style-name="ce15" office:value-type="float" office:value="2996049.57">
            <text:p><text:s/>2.996.050 </text:p>
          </table:table-cell>
          <table:table-cell table:style-name="ce15" office:value-type="float" office:value="6173063.16">
            <text:p><text:s/>6.173.063 </text:p>
          </table:table-cell>
          <table:table-cell table:style-name="ce15" office:value-type="float" office:value="549219228.8">
            <text:p><text:s/>549.219.229 </text:p>
          </table:table-cell>
          <table:table-cell table:style-name="ce15" office:value-type="float" office:value="9088410.59">
            <text:p><text:s/>9.088.411 </text:p>
          </table:table-cell>
          <table:table-cell table:style-name="ce15" office:value-type="float" office:value="2333413.46">
            <text:p><text:s/>2.333.413 </text:p>
          </table:table-cell>
          <table:table-cell table:style-name="ce15" office:value-type="float" office:value="227034.97">
            <text:p><text:s/>227.035 </text:p>
          </table:table-cell>
          <table:table-cell table:style-name="ce15" office:value-type="float" office:value="76045661.85">
            <text:p><text:s/>76.045.662 </text:p>
          </table:table-cell>
          <table:table-cell table:style-name="ce15" office:value-type="float" office:value="1007915.37">
            <text:p><text:s/>1.007.915 </text:p>
          </table:table-cell>
          <table:table-cell table:style-name="ce15" office:value-type="float" office:value="4002422.16">
            <text:p><text:s/>4.002.422 </text:p>
          </table:table-cell>
          <table:table-cell table:style-name="ce15" office:value-type="float" office:value="6180883.24">
            <text:p><text:s/>6.180.883 </text:p>
          </table:table-cell>
          <table:table-cell table:style-name="ce15" office:value-type="float" office:value="462852.34">
            <text:p><text:s/>462.852 </text:p>
          </table:table-cell>
          <table:table-cell table:style-name="ce15" office:value-type="float" office:value="33868158.81">
            <text:p><text:s/>33.868.159 </text:p>
          </table:table-cell>
          <table:table-cell table:style-name="ce15" office:value-type="float" office:value="89325.66">
            <text:p><text:s/>89.326 </text:p>
          </table:table-cell>
          <table:table-cell table:style-name="ce15" office:value-type="float" office:value="146529334.09">
            <text:p><text:s/>146.529.334 </text:p>
          </table:table-cell>
          <table:table-cell table:style-name="ce15" office:value-type="float" office:value="62616892.3">
            <text:p><text:s/>62.616.892 </text:p>
          </table:table-cell>
          <table:table-cell table:style-name="ce15" office:value-type="float" office:value="697055.46">
            <text:p><text:s/>697.055 </text:p>
          </table:table-cell>
          <table:table-cell table:style-name="ce15" office:value-type="float" office:value="1001342.48">
            <text:p><text:s/>1.001.342 </text:p>
          </table:table-cell>
          <table:table-cell table:style-name="ce15" office:value-type="float" office:value="23918.9">
            <text:p><text:s/>23.919 </text:p>
          </table:table-cell>
          <table:table-cell table:style-name="ce15" office:value-type="float" office:value="39941749.6">
            <text:p><text:s/>39.941.750 </text:p>
          </table:table-cell>
          <table:table-cell table:style-name="ce15" office:value-type="float" office:value="7267700.06">
            <text:p><text:s/>7.267.700 </text:p>
          </table:table-cell>
          <table:table-cell table:style-name="ce15" office:value-type="float" office:value="1833953.11">
            <text:p><text:s/>1.833.953 </text:p>
          </table:table-cell>
          <table:table-cell table:style-name="ce15" office:value-type="float" office:value="1645999064.17">
            <text:p><text:s/>1.645.999.064 </text:p>
          </table:table-cell>
          <table:table-cell table:style-name="ce15" office:value-type="float" office:value="80523.96">
            <text:p><text:s/>80.524 </text:p>
          </table:table-cell>
          <table:table-cell table:style-name="ce26" office:value-type="float" office:value="2599962180.65">
            <text:p><text:s/>2.599.962.181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40742.28">
            <text:p><text:s/>40.742 </text:p>
          </table:table-cell>
          <table:table-cell table:style-name="ce15" office:value-type="float" office:value="108453.75">
            <text:p><text:s/>108.454 </text:p>
          </table:table-cell>
          <table:table-cell table:style-name="ce15" office:value-type="float" office:value="63873.5">
            <text:p><text:s/>63.874 </text:p>
          </table:table-cell>
          <table:table-cell table:style-name="ce15" office:value-type="float" office:value="22759.28">
            <text:p><text:s/>22.759 </text:p>
          </table:table-cell>
          <table:table-cell table:style-name="ce15" office:value-type="float" office:value="983187.45">
            <text:p><text:s/>983.187 </text:p>
          </table:table-cell>
          <table:table-cell table:style-name="ce15" office:value-type="float" office:value="195467.41">
            <text:p><text:s/>195.467 </text:p>
          </table:table-cell>
          <table:table-cell table:style-name="ce15" office:value-type="float" office:value="74952.26">
            <text:p><text:s/>74.952 </text:p>
          </table:table-cell>
          <table:table-cell table:style-name="ce15" office:value-type="float" office:value="167082.43">
            <text:p><text:s/>167.082 </text:p>
          </table:table-cell>
          <table:table-cell table:style-name="ce15" office:value-type="float" office:value="1178654.73">
            <text:p><text:s/>1.178.655 </text:p>
          </table:table-cell>
          <table:table-cell table:style-name="ce15" office:value-type="float" office:value="230683.86">
            <text:p><text:s/>230.684 </text:p>
          </table:table-cell>
          <table:table-cell table:style-name="ce15" office:value-type="float" office:value="3963417.64">
            <text:p><text:s/>3.963.418 </text:p>
          </table:table-cell>
          <table:table-cell table:style-name="ce15" office:value-type="float" office:value="2586800.09">
            <text:p><text:s/>2.586.800 </text:p>
          </table:table-cell>
          <table:table-cell table:style-name="ce15" office:value-type="float" office:value="999112.46">
            <text:p><text:s/>999.112 </text:p>
          </table:table-cell>
          <table:table-cell table:style-name="ce15" office:value-type="float" office:value="461518.49">
            <text:p><text:s/>461.518 </text:p>
          </table:table-cell>
          <table:table-cell table:style-name="ce15" office:value-type="float" office:value="95792.05">
            <text:p><text:s/>95.792 </text:p>
          </table:table-cell>
          <table:table-cell table:style-name="ce15" office:value-type="float" office:value="368460.67">
            <text:p><text:s/>368.461 </text:p>
          </table:table-cell>
          <table:table-cell table:style-name="ce15" office:value-type="float" office:value="558993.88">
            <text:p><text:s/>558.994 </text:p>
          </table:table-cell>
          <table:table-cell table:style-name="ce15" office:value-type="float" office:value="1548271.61">
            <text:p><text:s/>1.548.272 </text:p>
          </table:table-cell>
          <table:table-cell table:style-name="ce15" office:value-type="float" office:value="487346.14">
            <text:p><text:s/>487.346 </text:p>
          </table:table-cell>
          <table:table-cell table:style-name="ce15" office:value-type="float" office:value="95605.32">
            <text:p><text:s/>95.605 </text:p>
          </table:table-cell>
          <table:table-cell table:style-name="ce15" office:value-type="float" office:value="85712.67">
            <text:p><text:s/>85.713 </text:p>
          </table:table-cell>
          <table:table-cell table:style-name="ce15" office:value-type="float" office:value="90080.62">
            <text:p><text:s/>90.081 </text:p>
          </table:table-cell>
          <table:table-cell table:style-name="ce15" office:value-type="float" office:value="1383626.44">
            <text:p><text:s/>1.383.626 </text:p>
          </table:table-cell>
          <table:table-cell table:style-name="ce15" office:value-type="float" office:value="406988.2">
            <text:p><text:s/>406.988 </text:p>
          </table:table-cell>
          <table:table-cell table:style-name="ce15" office:value-type="float" office:value="68252.64">
            <text:p><text:s/>68.253 </text:p>
          </table:table-cell>
          <table:table-cell table:style-name="ce15" office:value-type="float" office:value="2547948.88">
            <text:p><text:s/>2.547.949 </text:p>
          </table:table-cell>
          <table:table-cell table:style-name="ce15" office:value-type="float" office:value="283154.92">
            <text:p><text:s/>283.155 </text:p>
          </table:table-cell>
          <table:table-cell table:style-name="ce26" office:value-type="float" office:value="19096939.67">
            <text:p><text:s/>19.096.940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7985260.53">
            <text:p><text:s/>7.985.261 </text:p>
          </table:table-cell>
          <table:table-cell table:style-name="ce15" office:value-type="float" office:value="34021457.33">
            <text:p><text:s/>34.021.457 </text:p>
          </table:table-cell>
          <table:table-cell table:style-name="ce15" office:value-type="float" office:value="303271247.82">
            <text:p><text:s/>303.271.248 </text:p>
          </table:table-cell>
          <table:table-cell table:style-name="ce15" office:value-type="float" office:value="7221381.96">
            <text:p><text:s/>7.221.382 </text:p>
          </table:table-cell>
          <table:table-cell table:style-name="ce15" office:value-type="float" office:value="350352276.85">
            <text:p><text:s/>350.352.277 </text:p>
          </table:table-cell>
          <table:table-cell table:style-name="ce15" office:value-type="float" office:value="204679248.79">
            <text:p><text:s/>204.679.249 </text:p>
          </table:table-cell>
          <table:table-cell table:style-name="ce15" office:value-type="float" office:value="666992848.38">
            <text:p><text:s/>666.992.848 </text:p>
          </table:table-cell>
          <table:table-cell table:style-name="ce15" office:value-type="float" office:value="305412984.8">
            <text:p><text:s/>305.412.985 </text:p>
          </table:table-cell>
          <table:table-cell table:style-name="ce15" office:value-type="float" office:value="196685679.92">
            <text:p><text:s/>196.685.680 </text:p>
          </table:table-cell>
          <table:table-cell table:style-name="ce15" office:value-type="float" office:value="143930467.32">
            <text:p><text:s/>143.930.467 </text:p>
          </table:table-cell>
          <table:table-cell table:style-name="ce15" office:value-type="float" office:value="900741814.95">
            <text:p><text:s/>900.741.815 </text:p>
          </table:table-cell>
          <table:table-cell table:style-name="ce15" office:value-type="float" office:value="57226797.05">
            <text:p><text:s/>57.226.797 </text:p>
          </table:table-cell>
          <table:table-cell table:style-name="ce15" office:value-type="float" office:value="82407220.65">
            <text:p><text:s/>82.407.221 </text:p>
          </table:table-cell>
          <table:table-cell table:style-name="ce15" office:value-type="float" office:value="103554266.83">
            <text:p><text:s/>103.554.267 </text:p>
          </table:table-cell>
          <table:table-cell table:style-name="ce15" office:value-type="float" office:value="68222799.18">
            <text:p><text:s/>68.222.799 </text:p>
          </table:table-cell>
          <table:table-cell table:style-name="ce15" office:value-type="float" office:value="313306234.33">
            <text:p><text:s/>313.306.234 </text:p>
          </table:table-cell>
          <table:table-cell table:style-name="ce15" office:value-type="float" office:value="36130897.57">
            <text:p><text:s/>36.130.898 </text:p>
          </table:table-cell>
          <table:table-cell table:style-name="ce15" office:value-type="float" office:value="870654509.56">
            <text:p><text:s/>870.654.510 </text:p>
          </table:table-cell>
          <table:table-cell table:style-name="ce15" office:value-type="float" office:value="3118833936.49">
            <text:p><text:s/>3.118.833.936 </text:p>
          </table:table-cell>
          <table:table-cell table:style-name="ce15" office:value-type="float" office:value="56536536.84">
            <text:p><text:s/>56.536.537 </text:p>
          </table:table-cell>
          <table:table-cell table:style-name="ce15" office:value-type="float" office:value="25799876.96">
            <text:p><text:s/>25.799.877 </text:p>
          </table:table-cell>
          <table:table-cell table:style-name="ce15" office:value-type="float" office:value="8019346.04">
            <text:p><text:s/>8.019.346 </text:p>
          </table:table-cell>
          <table:table-cell table:style-name="ce15" office:value-type="float" office:value="810925917.46">
            <text:p><text:s/>810.925.917 </text:p>
          </table:table-cell>
          <table:table-cell table:style-name="ce15" office:value-type="float" office:value="625045142.31">
            <text:p><text:s/>625.045.142 </text:p>
          </table:table-cell>
          <table:table-cell table:style-name="ce15" office:value-type="float" office:value="51555884.23">
            <text:p><text:s/>51.555.884 </text:p>
          </table:table-cell>
          <table:table-cell table:style-name="ce15" office:value-type="float" office:value="6313945377.58">
            <text:p><text:s/>6.313.945.378 </text:p>
          </table:table-cell>
          <table:table-cell table:style-name="ce15" office:value-type="float" office:value="17139077.47">
            <text:p><text:s/>17.139.077 </text:p>
          </table:table-cell>
          <table:table-cell table:style-name="ce26" office:value-type="float" office:value="15680598489.2">
            <text:p><text:s/>15.680.598.489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302.21">
            <text:p><text:s/>1.302 </text:p>
          </table:table-cell>
          <table:table-cell table:style-name="ce15" office:value-type="float" office:value="114283.76">
            <text:p><text:s/>114.284 </text:p>
          </table:table-cell>
          <table:table-cell table:style-name="ce15" office:value-type="float" office:value="95733.46">
            <text:p><text:s/>95.733 </text:p>
          </table:table-cell>
          <table:table-cell table:style-name="ce15" office:value-type="float" office:value="10752.85">
            <text:p><text:s/>10.753 </text:p>
          </table:table-cell>
          <table:table-cell table:style-name="ce15" office:value-type="float" office:value="1509166.6">
            <text:p><text:s/>1.509.167 </text:p>
          </table:table-cell>
          <table:table-cell table:style-name="ce15" office:value-type="float" office:value="14072915.59">
            <text:p><text:s/>14.072.916 </text:p>
          </table:table-cell>
          <table:table-cell table:style-name="ce15" office:value-type="float" office:value="311026693.19">
            <text:p><text:s/>311.026.693 </text:p>
          </table:table-cell>
          <table:table-cell table:style-name="ce15" office:value-type="float" office:value="4787236.83">
            <text:p><text:s/>4.787.237 </text:p>
          </table:table-cell>
          <table:table-cell table:style-name="ce15" office:value-type="float" office:value="416002.65">
            <text:p><text:s/>416.003 </text:p>
          </table:table-cell>
          <table:table-cell table:style-name="ce15" office:value-type="float" office:value="43356.75">
            <text:p><text:s/>43.357 </text:p>
          </table:table-cell>
          <table:table-cell table:style-name="ce15" office:value-type="float" office:value="5746934.57">
            <text:p><text:s/>5.746.935 </text:p>
          </table:table-cell>
          <table:table-cell table:style-name="ce15" office:value-type="float" office:value="56940.58">
            <text:p><text:s/>56.941 </text:p>
          </table:table-cell>
          <table:table-cell table:style-name="ce15" office:value-type="float" office:value="190054.57">
            <text:p><text:s/>190.055 </text:p>
          </table:table-cell>
          <table:table-cell table:style-name="ce15" office:value-type="float" office:value="6338394.06">
            <text:p><text:s/>6.338.394 </text:p>
          </table:table-cell>
          <table:table-cell table:style-name="ce15" office:value-type="float" office:value="33101.84">
            <text:p><text:s/>33.102 </text:p>
          </table:table-cell>
          <table:table-cell table:style-name="ce15" office:value-type="float" office:value="9532745.55">
            <text:p><text:s/>9.532.746 </text:p>
          </table:table-cell>
          <table:table-cell table:style-name="ce15" office:value-type="float" office:value="45972.4">
            <text:p><text:s/>45.972 </text:p>
          </table:table-cell>
          <table:table-cell table:style-name="ce15" office:value-type="float" office:value="37695270.71">
            <text:p><text:s/>37.695.271 </text:p>
          </table:table-cell>
          <table:table-cell table:style-name="ce15" office:value-type="float" office:value="96247785">
            <text:p><text:s/>96.247.785 </text:p>
          </table:table-cell>
          <table:table-cell table:style-name="ce15" office:value-type="float" office:value="87076.56">
            <text:p><text:s/>87.077 </text:p>
          </table:table-cell>
          <table:table-cell table:style-name="ce15" office:value-type="float" office:value="15244.07">
            <text:p><text:s/>15.244 </text:p>
          </table:table-cell>
          <table:table-cell table:style-name="ce15" office:value-type="float" office:value="4204.66">
            <text:p><text:s/>4.205 </text:p>
          </table:table-cell>
          <table:table-cell table:style-name="ce15" office:value-type="float" office:value="24032508.43">
            <text:p><text:s/>24.032.508 </text:p>
          </table:table-cell>
          <table:table-cell table:style-name="ce15" office:value-type="float" office:value="1337275.38">
            <text:p><text:s/>1.337.275 </text:p>
          </table:table-cell>
          <table:table-cell table:style-name="ce15" office:value-type="float" office:value="1595811.48">
            <text:p><text:s/>1.595.811 </text:p>
          </table:table-cell>
          <table:table-cell table:style-name="ce15" office:value-type="float" office:value="371751044.19">
            <text:p><text:s/>371.751.044 </text:p>
          </table:table-cell>
          <table:table-cell table:style-name="ce15" office:value-type="float" office:value="14017.14">
            <text:p><text:s/>14.017 </text:p>
          </table:table-cell>
          <table:table-cell table:style-name="ce26" office:value-type="float" office:value="886801825.08">
            <text:p><text:s/>886.801.825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7983958.32">
            <text:p><text:s/>7.983.958 </text:p>
          </table:table-cell>
          <table:table-cell table:style-name="ce15" office:value-type="float" office:value="33907173.57">
            <text:p><text:s/>33.907.174 </text:p>
          </table:table-cell>
          <table:table-cell table:style-name="ce15" office:value-type="float" office:value="303175514.36">
            <text:p><text:s/>303.175.514 </text:p>
          </table:table-cell>
          <table:table-cell table:style-name="ce15" office:value-type="float" office:value="7210629.11">
            <text:p><text:s/>7.210.629 </text:p>
          </table:table-cell>
          <table:table-cell table:style-name="ce15" office:value-type="float" office:value="348843110.25">
            <text:p><text:s/>348.843.110 </text:p>
          </table:table-cell>
          <table:table-cell table:style-name="ce15" office:value-type="float" office:value="190606333.2">
            <text:p><text:s/>190.606.333 </text:p>
          </table:table-cell>
          <table:table-cell table:style-name="ce15" office:value-type="float" office:value="355966155.19">
            <text:p><text:s/>355.966.155 </text:p>
          </table:table-cell>
          <table:table-cell table:style-name="ce15" office:value-type="float" office:value="300625747.97">
            <text:p><text:s/>300.625.748 </text:p>
          </table:table-cell>
          <table:table-cell table:style-name="ce15" office:value-type="float" office:value="196269677.27">
            <text:p><text:s/>196.269.677 </text:p>
          </table:table-cell>
          <table:table-cell table:style-name="ce15" office:value-type="float" office:value="143887110.57">
            <text:p><text:s/>143.887.111 </text:p>
          </table:table-cell>
          <table:table-cell table:style-name="ce15" office:value-type="float" office:value="894994880.38">
            <text:p><text:s/>894.994.880 </text:p>
          </table:table-cell>
          <table:table-cell table:style-name="ce15" office:value-type="float" office:value="57169856.47">
            <text:p><text:s/>57.169.856 </text:p>
          </table:table-cell>
          <table:table-cell table:style-name="ce15" office:value-type="float" office:value="82217166.08">
            <text:p><text:s/>82.217.166 </text:p>
          </table:table-cell>
          <table:table-cell table:style-name="ce15" office:value-type="float" office:value="97215872.77">
            <text:p><text:s/>97.215.873 </text:p>
          </table:table-cell>
          <table:table-cell table:style-name="ce15" office:value-type="float" office:value="68189697.34">
            <text:p><text:s/>68.189.697 </text:p>
          </table:table-cell>
          <table:table-cell table:style-name="ce15" office:value-type="float" office:value="303773488.78">
            <text:p><text:s/>303.773.489 </text:p>
          </table:table-cell>
          <table:table-cell table:style-name="ce15" office:value-type="float" office:value="36084925.17">
            <text:p><text:s/>36.084.925 </text:p>
          </table:table-cell>
          <table:table-cell table:style-name="ce15" office:value-type="float" office:value="832959238.85">
            <text:p><text:s/>832.959.239 </text:p>
          </table:table-cell>
          <table:table-cell table:style-name="ce15" office:value-type="float" office:value="3022586151.49">
            <text:p><text:s/>3.022.586.151 </text:p>
          </table:table-cell>
          <table:table-cell table:style-name="ce15" office:value-type="float" office:value="56449460.28">
            <text:p><text:s/>56.449.460 </text:p>
          </table:table-cell>
          <table:table-cell table:style-name="ce15" office:value-type="float" office:value="25784632.89">
            <text:p><text:s/>25.784.633 </text:p>
          </table:table-cell>
          <table:table-cell table:style-name="ce15" office:value-type="float" office:value="8015141.38">
            <text:p><text:s/>8.015.141 </text:p>
          </table:table-cell>
          <table:table-cell table:style-name="ce15" office:value-type="float" office:value="786893409.03">
            <text:p><text:s/>786.893.409 </text:p>
          </table:table-cell>
          <table:table-cell table:style-name="ce15" office:value-type="float" office:value="623707866.93">
            <text:p><text:s/>623.707.867 </text:p>
          </table:table-cell>
          <table:table-cell table:style-name="ce15" office:value-type="float" office:value="49960072.75">
            <text:p><text:s/>49.960.073 </text:p>
          </table:table-cell>
          <table:table-cell table:style-name="ce15" office:value-type="float" office:value="5942194333.39">
            <text:p><text:s/>5.942.194.333 </text:p>
          </table:table-cell>
          <table:table-cell table:style-name="ce15" office:value-type="float" office:value="17125060.33">
            <text:p><text:s/>17.125.060 </text:p>
          </table:table-cell>
          <table:table-cell table:style-name="ce26" office:value-type="float" office:value="14793796664.12">
            <text:p><text:s/>14.793.796.664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679975.7">
            <text:p><text:s/>2.679.976 </text:p>
          </table:table-cell>
          <table:table-cell table:style-name="ce15" office:value-type="float" office:value="12673020.53">
            <text:p><text:s/>12.673.021 </text:p>
          </table:table-cell>
          <table:table-cell table:style-name="ce15" office:value-type="float" office:value="75401149.51">
            <text:p><text:s/>75.401.150 </text:p>
          </table:table-cell>
          <table:table-cell table:style-name="ce15" office:value-type="float" office:value="3181310.31">
            <text:p><text:s/>3.181.310 </text:p>
          </table:table-cell>
          <table:table-cell table:style-name="ce15" office:value-type="float" office:value="100140194.15">
            <text:p><text:s/>100.140.194 </text:p>
          </table:table-cell>
          <table:table-cell table:style-name="ce15" office:value-type="float" office:value="61905619.35">
            <text:p><text:s/>61.905.619 </text:p>
          </table:table-cell>
          <table:table-cell table:style-name="ce15" office:value-type="float" office:value="248336748.14">
            <text:p><text:s/>248.336.748 </text:p>
          </table:table-cell>
          <table:table-cell table:style-name="ce15" office:value-type="float" office:value="83143428.04">
            <text:p><text:s/>83.143.428 </text:p>
          </table:table-cell>
          <table:table-cell table:style-name="ce15" office:value-type="float" office:value="59213439.51">
            <text:p><text:s/>59.213.440 </text:p>
          </table:table-cell>
          <table:table-cell table:style-name="ce15" office:value-type="float" office:value="39934115.09">
            <text:p><text:s/>39.934.115 </text:p>
          </table:table-cell>
          <table:table-cell table:style-name="ce15" office:value-type="float" office:value="258711913.91">
            <text:p><text:s/>258.711.914 </text:p>
          </table:table-cell>
          <table:table-cell table:style-name="ce15" office:value-type="float" office:value="19964095.62">
            <text:p><text:s/>19.964.096 </text:p>
          </table:table-cell>
          <table:table-cell table:style-name="ce15" office:value-type="float" office:value="30745730.67">
            <text:p><text:s/>30.745.731 </text:p>
          </table:table-cell>
          <table:table-cell table:style-name="ce15" office:value-type="float" office:value="33742163.43">
            <text:p><text:s/>33.742.163 </text:p>
          </table:table-cell>
          <table:table-cell table:style-name="ce15" office:value-type="float" office:value="21475720.8">
            <text:p><text:s/>21.475.721 </text:p>
          </table:table-cell>
          <table:table-cell table:style-name="ce15" office:value-type="float" office:value="87861190.76">
            <text:p><text:s/>87.861.191 </text:p>
          </table:table-cell>
          <table:table-cell table:style-name="ce15" office:value-type="float" office:value="12049545.04">
            <text:p><text:s/>12.049.545 </text:p>
          </table:table-cell>
          <table:table-cell table:style-name="ce15" office:value-type="float" office:value="222716324.77">
            <text:p><text:s/>222.716.325 </text:p>
          </table:table-cell>
          <table:table-cell table:style-name="ce15" office:value-type="float" office:value="794045428.98">
            <text:p><text:s/>794.045.429 </text:p>
          </table:table-cell>
          <table:table-cell table:style-name="ce15" office:value-type="float" office:value="20062474.3">
            <text:p><text:s/>20.062.474 </text:p>
          </table:table-cell>
          <table:table-cell table:style-name="ce15" office:value-type="float" office:value="9417238.12">
            <text:p><text:s/>9.417.238 </text:p>
          </table:table-cell>
          <table:table-cell table:style-name="ce15" office:value-type="float" office:value="4309972.5">
            <text:p><text:s/>4.309.973 </text:p>
          </table:table-cell>
          <table:table-cell table:style-name="ce15" office:value-type="float" office:value="210912296.87">
            <text:p><text:s/>210.912.297 </text:p>
          </table:table-cell>
          <table:table-cell table:style-name="ce15" office:value-type="float" office:value="154486063.2">
            <text:p><text:s/>154.486.063 </text:p>
          </table:table-cell>
          <table:table-cell table:style-name="ce15" office:value-type="float" office:value="15523603.23">
            <text:p><text:s/>15.523.603 </text:p>
          </table:table-cell>
          <table:table-cell table:style-name="ce15" office:value-type="float" office:value="1518596017.07">
            <text:p><text:s/>1.518.596.017 </text:p>
          </table:table-cell>
          <table:table-cell table:style-name="ce15" office:value-type="float" office:value="6148563.6">
            <text:p><text:s/>6.148.564 </text:p>
          </table:table-cell>
          <table:table-cell table:style-name="ce26" office:value-type="float" office:value="4107377343.2">
            <text:p><text:s/>4.107.377.343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05.67">
            <text:p><text:s/>206 </text:p>
          </table:table-cell>
          <table:table-cell table:style-name="ce15" office:value-type="float" office:value="17928.8">
            <text:p><text:s/>17.929 </text:p>
          </table:table-cell>
          <table:table-cell table:style-name="ce15" office:value-type="float" office:value="15552.38">
            <text:p><text:s/>15.552 </text:p>
          </table:table-cell>
          <table:table-cell table:style-name="ce15" office:value-type="float" office:value="1923.75">
            <text:p><text:s/>1.924 </text:p>
          </table:table-cell>
          <table:table-cell table:style-name="ce15" office:value-type="float" office:value="245419.86">
            <text:p><text:s/>245.420 </text:p>
          </table:table-cell>
          <table:table-cell table:style-name="ce15" office:value-type="float" office:value="2287056.29">
            <text:p><text:s/>2.287.056 </text:p>
          </table:table-cell>
          <table:table-cell table:style-name="ce15" office:value-type="float" office:value="50468350.49">
            <text:p><text:s/>50.468.350 </text:p>
          </table:table-cell>
          <table:table-cell table:style-name="ce15" office:value-type="float" office:value="365625.44">
            <text:p><text:s/>365.625 </text:p>
          </table:table-cell>
          <table:table-cell table:style-name="ce15" office:value-type="float" office:value="69923.91">
            <text:p><text:s/>69.924 </text:p>
          </table:table-cell>
          <table:table-cell table:style-name="ce15" office:value-type="float" office:value="7040.5">
            <text:p><text:s/>7.041 </text:p>
          </table:table-cell>
          <table:table-cell table:style-name="ce15" office:value-type="float" office:value="3020923.27">
            <text:p><text:s/>3.020.923 </text:p>
          </table:table-cell>
          <table:table-cell table:style-name="ce15" office:value-type="float" office:value="9240.49">
            <text:p><text:s/>9.240 </text:p>
          </table:table-cell>
          <table:table-cell table:style-name="ce15" office:value-type="float" office:value="31502.8">
            <text:p><text:s/>31.503 </text:p>
          </table:table-cell>
          <table:table-cell table:style-name="ce15" office:value-type="float" office:value="1032117.93">
            <text:p><text:s/>1.032.118 </text:p>
          </table:table-cell>
          <table:table-cell table:style-name="ce15" office:value-type="float" office:value="6388.31">
            <text:p><text:s/>6.388 </text:p>
          </table:table-cell>
          <table:table-cell table:style-name="ce15" office:value-type="float" office:value="1551606.28">
            <text:p><text:s/>1.551.606 </text:p>
          </table:table-cell>
          <table:table-cell table:style-name="ce15" office:value-type="float" office:value="7488.61">
            <text:p><text:s/>7.489 </text:p>
          </table:table-cell>
          <table:table-cell table:style-name="ce15" office:value-type="float" office:value="6594858.28">
            <text:p><text:s/>6.594.858 </text:p>
          </table:table-cell>
          <table:table-cell table:style-name="ce15" office:value-type="float" office:value="17374298.98">
            <text:p><text:s/>17.374.299 </text:p>
          </table:table-cell>
          <table:table-cell table:style-name="ce15" office:value-type="float" office:value="14589.07">
            <text:p><text:s/>14.589 </text:p>
          </table:table-cell>
          <table:table-cell table:style-name="ce15" office:value-type="float" office:value="2534.1">
            <text:p><text:s/>2.534 </text:p>
          </table:table-cell>
          <table:table-cell table:style-name="ce15" office:value-type="float" office:value="672.3">
            <text:p><text:s/>672 </text:p>
          </table:table-cell>
          <table:table-cell table:style-name="ce15" office:value-type="float" office:value="4042713.2">
            <text:p><text:s/>4.042.713 </text:p>
          </table:table-cell>
          <table:table-cell table:style-name="ce15" office:value-type="float" office:value="230812.67">
            <text:p><text:s/>230.813 </text:p>
          </table:table-cell>
          <table:table-cell table:style-name="ce15" office:value-type="float" office:value="58678.42">
            <text:p><text:s/>58.678 </text:p>
          </table:table-cell>
          <table:table-cell table:style-name="ce15" office:value-type="float" office:value="61741725.7">
            <text:p><text:s/>61.741.726 </text:p>
          </table:table-cell>
          <table:table-cell table:style-name="ce15" office:value-type="float" office:value="2315.3">
            <text:p><text:s/>2.315 </text:p>
          </table:table-cell>
          <table:table-cell table:style-name="ce26" office:value-type="float" office:value="149201492.8">
            <text:p><text:s/>149.201.493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679770.03">
            <text:p><text:s/>2.679.770 </text:p>
          </table:table-cell>
          <table:table-cell table:style-name="ce15" office:value-type="float" office:value="12655091.73">
            <text:p><text:s/>12.655.092 </text:p>
          </table:table-cell>
          <table:table-cell table:style-name="ce15" office:value-type="float" office:value="75385597.13">
            <text:p><text:s/>75.385.597 </text:p>
          </table:table-cell>
          <table:table-cell table:style-name="ce15" office:value-type="float" office:value="3179386.56">
            <text:p><text:s/>3.179.387 </text:p>
          </table:table-cell>
          <table:table-cell table:style-name="ce15" office:value-type="float" office:value="99894774.29">
            <text:p><text:s/>99.894.774 </text:p>
          </table:table-cell>
          <table:table-cell table:style-name="ce15" office:value-type="float" office:value="59618563.06">
            <text:p><text:s/>59.618.563 </text:p>
          </table:table-cell>
          <table:table-cell table:style-name="ce15" office:value-type="float" office:value="197868397.65">
            <text:p><text:s/>197.868.398 </text:p>
          </table:table-cell>
          <table:table-cell table:style-name="ce15" office:value-type="float" office:value="82777802.6">
            <text:p><text:s/>82.777.803 </text:p>
          </table:table-cell>
          <table:table-cell table:style-name="ce15" office:value-type="float" office:value="59143515.6">
            <text:p><text:s/>59.143.516 </text:p>
          </table:table-cell>
          <table:table-cell table:style-name="ce15" office:value-type="float" office:value="39927074.59">
            <text:p><text:s/>39.927.075 </text:p>
          </table:table-cell>
          <table:table-cell table:style-name="ce15" office:value-type="float" office:value="255690990.64">
            <text:p><text:s/>255.690.991 </text:p>
          </table:table-cell>
          <table:table-cell table:style-name="ce15" office:value-type="float" office:value="19954855.13">
            <text:p><text:s/>19.954.855 </text:p>
          </table:table-cell>
          <table:table-cell table:style-name="ce15" office:value-type="float" office:value="30714227.87">
            <text:p><text:s/>30.714.228 </text:p>
          </table:table-cell>
          <table:table-cell table:style-name="ce15" office:value-type="float" office:value="32710045.5">
            <text:p><text:s/>32.710.046 </text:p>
          </table:table-cell>
          <table:table-cell table:style-name="ce15" office:value-type="float" office:value="21469332.49">
            <text:p><text:s/>21.469.332 </text:p>
          </table:table-cell>
          <table:table-cell table:style-name="ce15" office:value-type="float" office:value="86309584.48">
            <text:p><text:s/>86.309.584 </text:p>
          </table:table-cell>
          <table:table-cell table:style-name="ce15" office:value-type="float" office:value="12042056.43">
            <text:p><text:s/>12.042.056 </text:p>
          </table:table-cell>
          <table:table-cell table:style-name="ce15" office:value-type="float" office:value="216121466.49">
            <text:p><text:s/>216.121.466 </text:p>
          </table:table-cell>
          <table:table-cell table:style-name="ce15" office:value-type="float" office:value="776671130">
            <text:p><text:s/>776.671.130 </text:p>
          </table:table-cell>
          <table:table-cell table:style-name="ce15" office:value-type="float" office:value="20047885.23">
            <text:p><text:s/>20.047.885 </text:p>
          </table:table-cell>
          <table:table-cell table:style-name="ce15" office:value-type="float" office:value="9414704.02">
            <text:p><text:s/>9.414.704 </text:p>
          </table:table-cell>
          <table:table-cell table:style-name="ce15" office:value-type="float" office:value="4309300.2">
            <text:p><text:s/>4.309.300 </text:p>
          </table:table-cell>
          <table:table-cell table:style-name="ce15" office:value-type="float" office:value="206869583.67">
            <text:p><text:s/>206.869.584 </text:p>
          </table:table-cell>
          <table:table-cell table:style-name="ce15" office:value-type="float" office:value="154255250.53">
            <text:p><text:s/>154.255.251 </text:p>
          </table:table-cell>
          <table:table-cell table:style-name="ce15" office:value-type="float" office:value="15464924.81">
            <text:p><text:s/>15.464.925 </text:p>
          </table:table-cell>
          <table:table-cell table:style-name="ce15" office:value-type="float" office:value="1456854291.37">
            <text:p><text:s/>1.456.854.291 </text:p>
          </table:table-cell>
          <table:table-cell table:style-name="ce15" office:value-type="float" office:value="6146248.3">
            <text:p><text:s/>6.146.248 </text:p>
          </table:table-cell>
          <table:table-cell table:style-name="ce26" office:value-type="float" office:value="3958175850.4">
            <text:p><text:s/>3.958.175.850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5714940.23">
            <text:p><text:s/>5.714.940 </text:p>
          </table:table-cell>
          <table:table-cell table:style-name="ce15" office:value-type="float" office:value="17507236.17">
            <text:p><text:s/>17.507.236 </text:p>
          </table:table-cell>
          <table:table-cell table:style-name="ce15" office:value-type="float" office:value="88328011">
            <text:p><text:s/>88.328.011 </text:p>
          </table:table-cell>
          <table:table-cell table:style-name="ce15" office:value-type="float" office:value="3318705.59">
            <text:p><text:s/>3.318.706 </text:p>
          </table:table-cell>
          <table:table-cell table:style-name="ce15" office:value-type="float" office:value="159361131.94">
            <text:p><text:s/>159.361.132 </text:p>
          </table:table-cell>
          <table:table-cell table:style-name="ce15" office:value-type="float" office:value="92554017.66">
            <text:p><text:s/>92.554.018 </text:p>
          </table:table-cell>
          <table:table-cell table:style-name="ce15" office:value-type="float" office:value="217690456.42">
            <text:p><text:s/>217.690.456 </text:p>
          </table:table-cell>
          <table:table-cell table:style-name="ce15" office:value-type="float" office:value="83714018.97">
            <text:p><text:s/>83.714.019 </text:p>
          </table:table-cell>
          <table:table-cell table:style-name="ce15" office:value-type="float" office:value="90741732.41">
            <text:p><text:s/>90.741.732 </text:p>
          </table:table-cell>
          <table:table-cell table:style-name="ce15" office:value-type="float" office:value="26471998.83">
            <text:p><text:s/>26.471.999 </text:p>
          </table:table-cell>
          <table:table-cell table:style-name="ce15" office:value-type="float" office:value="405823636.4">
            <text:p><text:s/>405.823.636 </text:p>
          </table:table-cell>
          <table:table-cell table:style-name="ce15" office:value-type="float" office:value="35381677.07">
            <text:p><text:s/>35.381.677 </text:p>
          </table:table-cell>
          <table:table-cell table:style-name="ce15" office:value-type="float" office:value="57485409.07">
            <text:p><text:s/>57.485.409 </text:p>
          </table:table-cell>
          <table:table-cell table:style-name="ce15" office:value-type="float" office:value="48637388.08">
            <text:p><text:s/>48.637.388 </text:p>
          </table:table-cell>
          <table:table-cell table:style-name="ce15" office:value-type="float" office:value="28406585.09">
            <text:p><text:s/>28.406.585 </text:p>
          </table:table-cell>
          <table:table-cell table:style-name="ce15" office:value-type="float" office:value="104788251.29">
            <text:p><text:s/>104.788.251 </text:p>
          </table:table-cell>
          <table:table-cell table:style-name="ce15" office:value-type="float" office:value="19917689.92">
            <text:p><text:s/>19.917.690 </text:p>
          </table:table-cell>
          <table:table-cell table:style-name="ce15" office:value-type="float" office:value="333554098.57">
            <text:p><text:s/>333.554.099 </text:p>
          </table:table-cell>
          <table:table-cell table:style-name="ce15" office:value-type="float" office:value="988499501.97">
            <text:p><text:s/>988.499.502 </text:p>
          </table:table-cell>
          <table:table-cell table:style-name="ce15" office:value-type="float" office:value="40010856.57">
            <text:p><text:s/>40.010.857 </text:p>
          </table:table-cell>
          <table:table-cell table:style-name="ce15" office:value-type="float" office:value="15352739.39">
            <text:p><text:s/>15.352.739 </text:p>
          </table:table-cell>
          <table:table-cell table:style-name="ce15" office:value-type="float" office:value="4887780.8">
            <text:p><text:s/>4.887.781 </text:p>
          </table:table-cell>
          <table:table-cell table:style-name="ce15" office:value-type="float" office:value="330206518.58">
            <text:p><text:s/>330.206.519 </text:p>
          </table:table-cell>
          <table:table-cell table:style-name="ce15" office:value-type="float" office:value="211003502.21">
            <text:p><text:s/>211.003.502 </text:p>
          </table:table-cell>
          <table:table-cell table:style-name="ce15" office:value-type="float" office:value="21193308.46">
            <text:p><text:s/>21.193.308 </text:p>
          </table:table-cell>
          <table:table-cell table:style-name="ce15" office:value-type="float" office:value="2388373036.37">
            <text:p><text:s/>2.388.373.036 </text:p>
          </table:table-cell>
          <table:table-cell table:style-name="ce15" office:value-type="float" office:value="11323032.76">
            <text:p><text:s/>11.323.033 </text:p>
          </table:table-cell>
          <table:table-cell table:style-name="ce26" office:value-type="float" office:value="5830247261.82">
            <text:p><text:s/>5.830.247.262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-8510.41">
            <text:p><text:s/>(8.510)</text:p>
          </table:table-cell>
          <table:table-cell table:style-name="ce15" office:value-type="float" office:value="16560.95">
            <text:p><text:s/>16.561 </text:p>
          </table:table-cell>
          <table:table-cell table:style-name="ce15" office:value-type="float" office:value="48368.21">
            <text:p><text:s/>48.368 </text:p>
          </table:table-cell>
          <table:table-cell table:style-name="ce15" office:value-type="float" office:value="566.29">
            <text:p><text:s/>566 </text:p>
          </table:table-cell>
          <table:table-cell table:style-name="ce15" office:value-type="float" office:value="2373345.79">
            <text:p><text:s/>2.373.346 </text:p>
          </table:table-cell>
          <table:table-cell table:style-name="ce15" office:value-type="float" office:value="6348671.19">
            <text:p><text:s/>6.348.671 </text:p>
          </table:table-cell>
          <table:table-cell table:style-name="ce15" office:value-type="float" office:value="45130507.39">
            <text:p><text:s/>45.130.507 </text:p>
          </table:table-cell>
          <table:table-cell table:style-name="ce15" office:value-type="float" office:value="2180839.67">
            <text:p><text:s/>2.180.840 </text:p>
          </table:table-cell>
          <table:table-cell table:style-name="ce15" office:value-type="float" office:value="258845.61">
            <text:p><text:s/>258.846 </text:p>
          </table:table-cell>
          <table:table-cell table:style-name="ce15" office:value-type="float" office:value="9439.31">
            <text:p><text:s/>9.439 </text:p>
          </table:table-cell>
          <table:table-cell table:style-name="ce15" office:value-type="float" office:value="13785933.85">
            <text:p><text:s/>13.785.934 </text:p>
          </table:table-cell>
          <table:table-cell table:style-name="ce15" office:value-type="float" office:value="36436.11">
            <text:p><text:s/>36.436 </text:p>
          </table:table-cell>
          <table:table-cell table:style-name="ce15" office:value-type="float" office:value="278508.36">
            <text:p><text:s/>278.508 </text:p>
          </table:table-cell>
          <table:table-cell table:style-name="ce15" office:value-type="float" office:value="6509933.79">
            <text:p><text:s/>6.509.934 </text:p>
          </table:table-cell>
          <table:table-cell table:style-name="ce15" office:value-type="float" office:value="29393.33">
            <text:p><text:s/>29.393 </text:p>
          </table:table-cell>
          <table:table-cell table:style-name="ce15" office:value-type="float" office:value="3258311.42">
            <text:p><text:s/>3.258.311 </text:p>
          </table:table-cell>
          <table:table-cell table:style-name="ce15" office:value-type="float" office:value="1170.93">
            <text:p><text:s/>1.171 </text:p>
          </table:table-cell>
          <table:table-cell table:style-name="ce15" office:value-type="float" office:value="11868097.52">
            <text:p><text:s/>11.868.098 </text:p>
          </table:table-cell>
          <table:table-cell table:style-name="ce15" office:value-type="float" office:value="113911960.21">
            <text:p><text:s/>113.911.960 </text:p>
          </table:table-cell>
          <table:table-cell table:style-name="ce15" office:value-type="float" office:value="89642.55">
            <text:p><text:s/>89.643 </text:p>
          </table:table-cell>
          <table:table-cell table:style-name="ce15" office:value-type="float" office:value="10423.3">
            <text:p><text:s/>10.423 </text:p>
          </table:table-cell>
          <table:table-cell table:style-name="ce15" office:value-type="float" office:value="80404.49">
            <text:p><text:s/>80.404 </text:p>
          </table:table-cell>
          <table:table-cell table:style-name="ce15" office:value-type="float" office:value="12454678.23">
            <text:p><text:s/>12.454.678 </text:p>
          </table:table-cell>
          <table:table-cell table:style-name="ce15" office:value-type="float" office:value="516402.16">
            <text:p><text:s/>516.402 </text:p>
          </table:table-cell>
          <table:table-cell table:style-name="ce15" office:value-type="float" office:value="2574149.68">
            <text:p><text:s/>2.574.150 </text:p>
          </table:table-cell>
          <table:table-cell table:style-name="ce15" office:value-type="float" office:value="221159084.74">
            <text:p><text:s/>221.159.085 </text:p>
          </table:table-cell>
          <table:table-cell table:style-name="ce15" office:value-type="float" office:value="5791.71">
            <text:p><text:s/>5.792 </text:p>
          </table:table-cell>
          <table:table-cell table:style-name="ce26" office:value-type="float" office:value="442928956.38">
            <text:p><text:s/>442.928.956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5723450.64">
            <text:p><text:s/>5.723.451 </text:p>
          </table:table-cell>
          <table:table-cell table:style-name="ce15" office:value-type="float" office:value="17490675.22">
            <text:p><text:s/>17.490.675 </text:p>
          </table:table-cell>
          <table:table-cell table:style-name="ce15" office:value-type="float" office:value="88279642.79">
            <text:p><text:s/>88.279.643 </text:p>
          </table:table-cell>
          <table:table-cell table:style-name="ce15" office:value-type="float" office:value="3318139.3">
            <text:p><text:s/>3.318.139 </text:p>
          </table:table-cell>
          <table:table-cell table:style-name="ce15" office:value-type="float" office:value="156987786.15">
            <text:p><text:s/>156.987.786 </text:p>
          </table:table-cell>
          <table:table-cell table:style-name="ce15" office:value-type="float" office:value="86205346.47">
            <text:p><text:s/>86.205.346 </text:p>
          </table:table-cell>
          <table:table-cell table:style-name="ce15" office:value-type="float" office:value="172559949.03">
            <text:p><text:s/>172.559.949 </text:p>
          </table:table-cell>
          <table:table-cell table:style-name="ce15" office:value-type="float" office:value="81533179.3">
            <text:p><text:s/>81.533.179 </text:p>
          </table:table-cell>
          <table:table-cell table:style-name="ce15" office:value-type="float" office:value="90482886.8">
            <text:p><text:s/>90.482.887 </text:p>
          </table:table-cell>
          <table:table-cell table:style-name="ce15" office:value-type="float" office:value="26462559.52">
            <text:p><text:s/>26.462.560 </text:p>
          </table:table-cell>
          <table:table-cell table:style-name="ce15" office:value-type="float" office:value="392037702.55">
            <text:p><text:s/>392.037.703 </text:p>
          </table:table-cell>
          <table:table-cell table:style-name="ce15" office:value-type="float" office:value="35345240.96">
            <text:p><text:s/>35.345.241 </text:p>
          </table:table-cell>
          <table:table-cell table:style-name="ce15" office:value-type="float" office:value="57206900.71">
            <text:p><text:s/>57.206.901 </text:p>
          </table:table-cell>
          <table:table-cell table:style-name="ce15" office:value-type="float" office:value="42127454.29">
            <text:p><text:s/>42.127.454 </text:p>
          </table:table-cell>
          <table:table-cell table:style-name="ce15" office:value-type="float" office:value="28377191.76">
            <text:p><text:s/>28.377.192 </text:p>
          </table:table-cell>
          <table:table-cell table:style-name="ce15" office:value-type="float" office:value="101529939.87">
            <text:p><text:s/>101.529.940 </text:p>
          </table:table-cell>
          <table:table-cell table:style-name="ce15" office:value-type="float" office:value="19916518.99">
            <text:p><text:s/>19.916.519 </text:p>
          </table:table-cell>
          <table:table-cell table:style-name="ce15" office:value-type="float" office:value="321686001.05">
            <text:p><text:s/>321.686.001 </text:p>
          </table:table-cell>
          <table:table-cell table:style-name="ce15" office:value-type="float" office:value="874587541.76">
            <text:p><text:s/>874.587.542 </text:p>
          </table:table-cell>
          <table:table-cell table:style-name="ce15" office:value-type="float" office:value="39921214.02">
            <text:p><text:s/>39.921.214 </text:p>
          </table:table-cell>
          <table:table-cell table:style-name="ce15" office:value-type="float" office:value="15342316.09">
            <text:p><text:s/>15.342.316 </text:p>
          </table:table-cell>
          <table:table-cell table:style-name="ce15" office:value-type="float" office:value="4807376.31">
            <text:p><text:s/>4.807.376 </text:p>
          </table:table-cell>
          <table:table-cell table:style-name="ce15" office:value-type="float" office:value="317751840.35">
            <text:p><text:s/>317.751.840 </text:p>
          </table:table-cell>
          <table:table-cell table:style-name="ce15" office:value-type="float" office:value="210487100.05">
            <text:p><text:s/>210.487.100 </text:p>
          </table:table-cell>
          <table:table-cell table:style-name="ce15" office:value-type="float" office:value="18619158.78">
            <text:p><text:s/>18.619.159 </text:p>
          </table:table-cell>
          <table:table-cell table:style-name="ce15" office:value-type="float" office:value="2167213951.63">
            <text:p><text:s/>2.167.213.952 </text:p>
          </table:table-cell>
          <table:table-cell table:style-name="ce15" office:value-type="float" office:value="11317241.05">
            <text:p><text:s/>11.317.241 </text:p>
          </table:table-cell>
          <table:table-cell table:style-name="ce26" office:value-type="float" office:value="5387318305.44">
            <text:p><text:s/>5.387.318.305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599.95">
            <text:p><text:s/>20.600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2818.53">
            <text:p><text:s/>2.81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8242.98">
            <text:p><text:s/>68.243 </text:p>
          </table:table-cell>
          <table:table-cell table:style-name="ce15" office:value-type="float" office:value="50">
            <text:p><text:s/>5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888.25">
            <text:p><text:s/>11.888 </text:p>
          </table:table-cell>
          <table:table-cell table:style-name="ce15" office:value-type="float" office:value="217.64">
            <text:p><text:s/>218 </text:p>
          </table:table-cell>
          <table:table-cell table:style-name="ce15" office:value-type="float" office:value="54991.97">
            <text:p><text:s/>54.99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266.45">
            <text:p><text:s/>10.26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0656.74">
            <text:p><text:s/>350.657 </text:p>
          </table:table-cell>
          <table:table-cell table:style-name="ce15" office:value-type="float" office:value="29221.79">
            <text:p><text:s/>29.22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27.17">
            <text:p><text:s/>6.627 </text:p>
          </table:table-cell>
          <table:table-cell table:style-name="ce15" office:value-type="float" office:value="347.53">
            <text:p><text:s/>34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8404.03">
            <text:p><text:s/>308.404 </text:p>
          </table:table-cell>
          <table:table-cell table:style-name="ce15" office:value-type="float" office:value="0">
            <text:p><text:s/>- <text:s text:c="2"/></text:p>
          </table:table-cell>
          <table:table-cell table:style-name="ce26" office:value-type="float" office:value="864779.88">
            <text:p><text:s/>864.780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289">
            <text:p><text:s/>289 </text:p>
          </table:table-cell>
          <table:table-cell table:style-name="ce15" office:value-type="float" office:value="4120.48">
            <text:p><text:s/>4.120 </text:p>
          </table:table-cell>
          <table:table-cell table:style-name="ce15" office:value-type="float" office:value="733924.61">
            <text:p><text:s/>733.925 </text:p>
          </table:table-cell>
          <table:table-cell table:style-name="ce15" office:value-type="float" office:value="2089.22">
            <text:p><text:s/>2.089 </text:p>
          </table:table-cell>
          <table:table-cell table:style-name="ce15" office:value-type="float" office:value="817439.74">
            <text:p><text:s/>817.440 </text:p>
          </table:table-cell>
          <table:table-cell table:style-name="ce15" office:value-type="float" office:value="40714.24">
            <text:p><text:s/>40.714 </text:p>
          </table:table-cell>
          <table:table-cell table:style-name="ce15" office:value-type="float" office:value="108705.58">
            <text:p><text:s/>108.706 </text:p>
          </table:table-cell>
          <table:table-cell table:style-name="ce15" office:value-type="float" office:value="662989.6">
            <text:p><text:s/>662.990 </text:p>
          </table:table-cell>
          <table:table-cell table:style-name="ce15" office:value-type="float" office:value="168634.18">
            <text:p><text:s/>168.634 </text:p>
          </table:table-cell>
          <table:table-cell table:style-name="ce15" office:value-type="float" office:value="28996.77">
            <text:p><text:s/>28.997 </text:p>
          </table:table-cell>
          <table:table-cell table:style-name="ce15" office:value-type="float" office:value="6114887.98">
            <text:p><text:s/>6.114.888 </text:p>
          </table:table-cell>
          <table:table-cell table:style-name="ce15" office:value-type="float" office:value="2242158.12">
            <text:p><text:s/>2.242.158 </text:p>
          </table:table-cell>
          <table:table-cell table:style-name="ce15" office:value-type="float" office:value="30499.45">
            <text:p><text:s/>30.499 </text:p>
          </table:table-cell>
          <table:table-cell table:style-name="ce15" office:value-type="float" office:value="193622.03">
            <text:p><text:s/>193.622 </text:p>
          </table:table-cell>
          <table:table-cell table:style-name="ce15" office:value-type="float" office:value="21015.29">
            <text:p><text:s/>21.015 </text:p>
          </table:table-cell>
          <table:table-cell table:style-name="ce15" office:value-type="float" office:value="223240.48">
            <text:p><text:s/>223.240 </text:p>
          </table:table-cell>
          <table:table-cell table:style-name="ce15" office:value-type="float" office:value="3100.33">
            <text:p><text:s/>3.100 </text:p>
          </table:table-cell>
          <table:table-cell table:style-name="ce15" office:value-type="float" office:value="3142235.34">
            <text:p><text:s/>3.142.235 </text:p>
          </table:table-cell>
          <table:table-cell table:style-name="ce15" office:value-type="float" office:value="3246407.8">
            <text:p><text:s/>3.246.408 </text:p>
          </table:table-cell>
          <table:table-cell table:style-name="ce15" office:value-type="float" office:value="26529.19">
            <text:p><text:s/>26.529 </text:p>
          </table:table-cell>
          <table:table-cell table:style-name="ce15" office:value-type="float" office:value="20152.5">
            <text:p><text:s/>20.153 </text:p>
          </table:table-cell>
          <table:table-cell table:style-name="ce15" office:value-type="float" office:value="358">
            <text:p><text:s/>358 </text:p>
          </table:table-cell>
          <table:table-cell table:style-name="ce15" office:value-type="float" office:value="7065419.66">
            <text:p><text:s/>7.065.420 </text:p>
          </table:table-cell>
          <table:table-cell table:style-name="ce15" office:value-type="float" office:value="5211163.35">
            <text:p><text:s/>5.211.163 </text:p>
          </table:table-cell>
          <table:table-cell table:style-name="ce15" office:value-type="float" office:value="8032.75">
            <text:p><text:s/>8.033 </text:p>
          </table:table-cell>
          <table:table-cell table:style-name="ce15" office:value-type="float" office:value="21694168.33">
            <text:p><text:s/>21.694.168 </text:p>
          </table:table-cell>
          <table:table-cell table:style-name="ce15" office:value-type="float" office:value="2385.93">
            <text:p><text:s/>2.386 </text:p>
          </table:table-cell>
          <table:table-cell table:style-name="ce26" office:value-type="float" office:value="51813279.95">
            <text:p><text:s/>51.813.280 </text:p>
          </table:table-cell>
          <table:table-cell table:style-name="ce20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2886153.77">
            <text:p><text:s/>2.886.154 </text:p>
          </table:table-cell>
          <table:table-cell table:style-name="ce15" office:value-type="float" office:value="13514626.09">
            <text:p><text:s/>13.514.626 </text:p>
          </table:table-cell>
          <table:table-cell table:style-name="ce15" office:value-type="float" office:value="14624073.28">
            <text:p><text:s/>14.624.073 </text:p>
          </table:table-cell>
          <table:table-cell table:style-name="ce15" office:value-type="float" office:value="10508888.36">
            <text:p><text:s/>10.508.888 </text:p>
          </table:table-cell>
          <table:table-cell table:style-name="ce15" office:value-type="float" office:value="35613994.97">
            <text:p><text:s/>35.613.995 </text:p>
          </table:table-cell>
          <table:table-cell table:style-name="ce15" office:value-type="float" office:value="19866824.38">
            <text:p><text:s/>19.866.824 </text:p>
          </table:table-cell>
          <table:table-cell table:style-name="ce15" office:value-type="float" office:value="1112592182.41">
            <text:p><text:s/>1.112.592.182 </text:p>
          </table:table-cell>
          <table:table-cell table:style-name="ce15" office:value-type="float" office:value="18647272.72">
            <text:p><text:s/>18.647.273 </text:p>
          </table:table-cell>
          <table:table-cell table:style-name="ce15" office:value-type="float" office:value="22678625.75">
            <text:p><text:s/>22.678.626 </text:p>
          </table:table-cell>
          <table:table-cell table:style-name="ce15" office:value-type="float" office:value="14541622.53">
            <text:p><text:s/>14.541.623 </text:p>
          </table:table-cell>
          <table:table-cell table:style-name="ce15" office:value-type="float" office:value="94047209.71">
            <text:p><text:s/>94.047.210 </text:p>
          </table:table-cell>
          <table:table-cell table:style-name="ce15" office:value-type="float" office:value="13920106.52">
            <text:p><text:s/>13.920.107 </text:p>
          </table:table-cell>
          <table:table-cell table:style-name="ce15" office:value-type="float" office:value="17422181.93">
            <text:p><text:s/>17.422.182 </text:p>
          </table:table-cell>
          <table:table-cell table:style-name="ce15" office:value-type="float" office:value="21988221">
            <text:p><text:s/>21.988.221 </text:p>
          </table:table-cell>
          <table:table-cell table:style-name="ce15" office:value-type="float" office:value="30533102.2">
            <text:p><text:s/>30.533.102 </text:p>
          </table:table-cell>
          <table:table-cell table:style-name="ce15" office:value-type="float" office:value="39872658.66">
            <text:p><text:s/>39.872.659 </text:p>
          </table:table-cell>
          <table:table-cell table:style-name="ce15" office:value-type="float" office:value="11520911.02">
            <text:p><text:s/>11.520.911 </text:p>
          </table:table-cell>
          <table:table-cell table:style-name="ce15" office:value-type="float" office:value="45982641.34">
            <text:p><text:s/>45.982.641 </text:p>
          </table:table-cell>
          <table:table-cell table:style-name="ce15" office:value-type="float" office:value="173830248.64">
            <text:p><text:s/>173.830.249 </text:p>
          </table:table-cell>
          <table:table-cell table:style-name="ce15" office:value-type="float" office:value="23638461.08">
            <text:p><text:s/>23.638.461 </text:p>
          </table:table-cell>
          <table:table-cell table:style-name="ce15" office:value-type="float" office:value="11729799.3">
            <text:p><text:s/>11.729.799 </text:p>
          </table:table-cell>
          <table:table-cell table:style-name="ce15" office:value-type="float" office:value="10274703.1">
            <text:p><text:s/>10.274.703 </text:p>
          </table:table-cell>
          <table:table-cell table:style-name="ce15" office:value-type="float" office:value="70030477.08">
            <text:p><text:s/>70.030.477 </text:p>
          </table:table-cell>
          <table:table-cell table:style-name="ce15" office:value-type="float" office:value="30332440.54">
            <text:p><text:s/>30.332.441 </text:p>
          </table:table-cell>
          <table:table-cell table:style-name="ce15" office:value-type="float" office:value="11049476.75">
            <text:p><text:s/>11.049.477 </text:p>
          </table:table-cell>
          <table:table-cell table:style-name="ce15" office:value-type="float" office:value="82234597.07">
            <text:p><text:s/>82.234.597 </text:p>
          </table:table-cell>
          <table:table-cell table:style-name="ce15" office:value-type="float" office:value="4973509.4">
            <text:p><text:s/>4.973.509 </text:p>
          </table:table-cell>
          <table:table-cell table:style-name="ce26" office:value-type="float" office:value="1958855009.6">
            <text:p><text:s/>1.958.855.010 </text:p>
          </table:table-cell>
          <table:table-cell table:style-name="ce20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725076.66">
            <text:p><text:s/>725.077 </text:p>
          </table:table-cell>
          <table:table-cell table:style-name="ce15" office:value-type="float" office:value="1754226.86">
            <text:p><text:s/>1.754.227 </text:p>
          </table:table-cell>
          <table:table-cell table:style-name="ce15" office:value-type="float" office:value="16366935.59">
            <text:p><text:s/>16.366.936 </text:p>
          </table:table-cell>
          <table:table-cell table:style-name="ce15" office:value-type="float" office:value="373483.84">
            <text:p><text:s/>373.484 </text:p>
          </table:table-cell>
          <table:table-cell table:style-name="ce15" office:value-type="float" office:value="3981285.9">
            <text:p><text:s/>3.981.286 </text:p>
          </table:table-cell>
          <table:table-cell table:style-name="ce15" office:value-type="float" office:value="4417545.67">
            <text:p><text:s/>4.417.546 </text:p>
          </table:table-cell>
          <table:table-cell table:style-name="ce15" office:value-type="float" office:value="314220541.87">
            <text:p><text:s/>314.220.542 </text:p>
          </table:table-cell>
          <table:table-cell table:style-name="ce15" office:value-type="float" office:value="8103863.45">
            <text:p><text:s/>8.103.863 </text:p>
          </table:table-cell>
          <table:table-cell table:style-name="ce15" office:value-type="float" office:value="8360590.18">
            <text:p><text:s/>8.360.590 </text:p>
          </table:table-cell>
          <table:table-cell table:style-name="ce15" office:value-type="float" office:value="1302246.6">
            <text:p><text:s/>1.302.247 </text:p>
          </table:table-cell>
          <table:table-cell table:style-name="ce15" office:value-type="float" office:value="-23861285.31">
            <text:p><text:s/>(23.861.285)</text:p>
          </table:table-cell>
          <table:table-cell table:style-name="ce15" office:value-type="float" office:value="3313154.26">
            <text:p><text:s/>3.313.154 </text:p>
          </table:table-cell>
          <table:table-cell table:style-name="ce15" office:value-type="float" office:value="4203978.44">
            <text:p><text:s/>4.203.978 </text:p>
          </table:table-cell>
          <table:table-cell table:style-name="ce15" office:value-type="float" office:value="9160659.33">
            <text:p><text:s/>9.160.659 </text:p>
          </table:table-cell>
          <table:table-cell table:style-name="ce15" office:value-type="float" office:value="3499226.86">
            <text:p><text:s/>3.499.227 </text:p>
          </table:table-cell>
          <table:table-cell table:style-name="ce15" office:value-type="float" office:value="14794156.12">
            <text:p><text:s/>14.794.156 </text:p>
          </table:table-cell>
          <table:table-cell table:style-name="ce15" office:value-type="float" office:value="436576.99">
            <text:p><text:s/>436.577 </text:p>
          </table:table-cell>
          <table:table-cell table:style-name="ce15" office:value-type="float" office:value="170054597.66">
            <text:p><text:s/>170.054.598 </text:p>
          </table:table-cell>
          <table:table-cell table:style-name="ce15" office:value-type="float" office:value="75926630.2">
            <text:p><text:s/>75.926.630 </text:p>
          </table:table-cell>
          <table:table-cell table:style-name="ce15" office:value-type="float" office:value="3398946.08">
            <text:p><text:s/>3.398.946 </text:p>
          </table:table-cell>
          <table:table-cell table:style-name="ce15" office:value-type="float" office:value="2337246.15">
            <text:p><text:s/>2.337.246 </text:p>
          </table:table-cell>
          <table:table-cell table:style-name="ce15" office:value-type="float" office:value="403016.19">
            <text:p><text:s/>403.016 </text:p>
          </table:table-cell>
          <table:table-cell table:style-name="ce15" office:value-type="float" office:value="15197124.02">
            <text:p><text:s/>15.197.124 </text:p>
          </table:table-cell>
          <table:table-cell table:style-name="ce15" office:value-type="float" office:value="19033989.75">
            <text:p><text:s/>19.033.990 </text:p>
          </table:table-cell>
          <table:table-cell table:style-name="ce15" office:value-type="float" office:value="1458181.67">
            <text:p><text:s/>1.458.182 </text:p>
          </table:table-cell>
          <table:table-cell table:style-name="ce15" office:value-type="float" office:value="278619015.18">
            <text:p><text:s/>278.619.015 </text:p>
          </table:table-cell>
          <table:table-cell table:style-name="ce15" office:value-type="float" office:value="888924.35">
            <text:p><text:s/>888.924 </text:p>
          </table:table-cell>
          <table:table-cell table:style-name="ce26" office:value-type="float" office:value="938469934.56">
            <text:p><text:s/>938.469.935 </text:p>
          </table:table-cell>
          <table:table-cell table:style-name="ce20"/>
          <table:table-cell table:number-columns-repeated="994"/>
        </table:table-row>
        <table:table-row table:style-name="ro8">
          <table:table-cell table:style-name="ce8" office:value-type="string">
            <text:p>SUBTOTAL [A]</text:p>
          </table:table-cell>
          <table:table-cell table:style-name="ce16" office:value-type="float" office:value="42583133.29">
            <text:p><text:s/>42.583.133 </text:p>
          </table:table-cell>
          <table:table-cell table:style-name="ce16" office:value-type="float" office:value="177289690.31">
            <text:p><text:s/>177.289.690 </text:p>
          </table:table-cell>
          <table:table-cell table:style-name="ce16" office:value-type="float" office:value="813298273.59">
            <text:p><text:s/>813.298.274 </text:p>
          </table:table-cell>
          <table:table-cell table:style-name="ce16" office:value-type="float" office:value="44955686.28">
            <text:p><text:s/>44.955.686 </text:p>
          </table:table-cell>
          <table:table-cell table:style-name="ce16" office:value-type="float" office:value="1328433788.03">
            <text:p><text:s/>1.328.433.788 </text:p>
          </table:table-cell>
          <table:table-cell table:style-name="ce16" office:value-type="float" office:value="816664078.92">
            <text:p><text:s/>816.664.079 </text:p>
          </table:table-cell>
          <table:table-cell table:style-name="ce16" office:value-type="float" office:value="5803010925.81">
            <text:p><text:s/>5.803.010.926 </text:p>
          </table:table-cell>
          <table:table-cell table:style-name="ce16" office:value-type="float" office:value="1355184998.74">
            <text:p><text:s/>1.355.184.999 </text:p>
          </table:table-cell>
          <table:table-cell table:style-name="ce16" office:value-type="float" office:value="863533307.38">
            <text:p><text:s/>863.533.307 </text:p>
          </table:table-cell>
          <table:table-cell table:style-name="ce16" office:value-type="float" office:value="345588557.92">
            <text:p><text:s/>345.588.558 </text:p>
          </table:table-cell>
          <table:table-cell table:style-name="ce16" office:value-type="float" office:value="4064710926.48">
            <text:p><text:s/>4.064.710.926 </text:p>
          </table:table-cell>
          <table:table-cell table:style-name="ce16" office:value-type="float" office:value="321915222.12">
            <text:p><text:s/>321.915.222 </text:p>
          </table:table-cell>
          <table:table-cell table:style-name="ce16" office:value-type="float" office:value="406767573.61">
            <text:p><text:s/>406.767.574 </text:p>
          </table:table-cell>
          <table:table-cell table:style-name="ce16" office:value-type="float" office:value="437202497.82">
            <text:p><text:s/>437.202.498 </text:p>
          </table:table-cell>
          <table:table-cell table:style-name="ce16" office:value-type="float" office:value="311949504.75">
            <text:p><text:s/>311.949.505 </text:p>
          </table:table-cell>
          <table:table-cell table:style-name="ce16" office:value-type="float" office:value="1167760513.05">
            <text:p><text:s/>1.167.760.513 </text:p>
          </table:table-cell>
          <table:table-cell table:style-name="ce16" office:value-type="float" office:value="162840086.12">
            <text:p><text:s/>162.840.086 </text:p>
          </table:table-cell>
          <table:table-cell table:style-name="ce16" office:value-type="float" office:value="3800949040.43">
            <text:p><text:s/>3.800.949.040 </text:p>
          </table:table-cell>
          <table:table-cell table:style-name="ce16" office:value-type="float" office:value="11095524842.7">
            <text:p><text:s/>11.095.524.843 </text:p>
          </table:table-cell>
          <table:table-cell table:style-name="ce16" office:value-type="float" office:value="291937160.4">
            <text:p><text:s/>291.937.160 </text:p>
          </table:table-cell>
          <table:table-cell table:style-name="ce16" office:value-type="float" office:value="130871427.58">
            <text:p><text:s/>130.871.428 </text:p>
          </table:table-cell>
          <table:table-cell table:style-name="ce16" office:value-type="float" office:value="47349393.06">
            <text:p><text:s/>47.349.393 </text:p>
          </table:table-cell>
          <table:table-cell table:style-name="ce16" office:value-type="float" office:value="3361739797.61">
            <text:p><text:s/>3.361.739.798 </text:p>
          </table:table-cell>
          <table:table-cell table:style-name="ce16" office:value-type="float" office:value="2332840082.04">
            <text:p><text:s/>2.332.840.082 </text:p>
          </table:table-cell>
          <table:table-cell table:style-name="ce16" office:value-type="float" office:value="215877155">
            <text:p><text:s/>215.877.155 </text:p>
          </table:table-cell>
          <table:table-cell table:style-name="ce16" office:value-type="float" office:value="27203942582.64">
            <text:p><text:s/>27.203.942.583 </text:p>
          </table:table-cell>
          <table:table-cell table:style-name="ce16" office:value-type="float" office:value="79556629.01">
            <text:p><text:s/>79.556.629 </text:p>
          </table:table-cell>
          <table:table-cell table:style-name="ce27" office:value-type="float" office:value="67024276874.69">
            <text:p><text:s/>67.024.276.875 </text:p>
          </table:table-cell>
          <table:table-cell table:style-name="ce20"/>
          <table:table-cell table:style-name="ce32" table:number-columns-repeated="994"/>
        </table:table-row>
        <table:table-row table:style-name="ro9">
          <table:table-cell table:style-name="ce9" office:value-type="string">
            <text:p>RECEITA PREVIDENCIÁRIA [B]</text:p>
          </table:table-cell>
          <table:table-cell table:style-name="ce17" office:value-type="float" office:value="40702759.6802776">
            <text:p><text:s/>40.702.760 </text:p>
          </table:table-cell>
          <table:table-cell table:style-name="ce17" office:value-type="float" office:value="112811571.058414">
            <text:p><text:s/>112.811.571 </text:p>
          </table:table-cell>
          <table:table-cell table:style-name="ce17" office:value-type="float" office:value="223772007.192304">
            <text:p><text:s/>223.772.007 </text:p>
          </table:table-cell>
          <table:table-cell table:style-name="ce17" office:value-type="float" office:value="21525376.5900977">
            <text:p><text:s/>21.525.377 </text:p>
          </table:table-cell>
          <table:table-cell table:style-name="ce17" office:value-type="float" office:value="779765739.814038">
            <text:p><text:s/>779.765.740 </text:p>
          </table:table-cell>
          <table:table-cell table:style-name="ce17" office:value-type="float" office:value="515087315.981045">
            <text:p><text:s/>515.087.316 </text:p>
          </table:table-cell>
          <table:table-cell table:style-name="ce17" office:value-type="float" office:value="1175784446.94497">
            <text:p><text:s/>1.175.784.447 </text:p>
          </table:table-cell>
          <table:table-cell table:style-name="ce17" office:value-type="float" office:value="394031128.486045">
            <text:p><text:s/>394.031.128 </text:p>
          </table:table-cell>
          <table:table-cell table:style-name="ce17" office:value-type="float" office:value="520931066.926748">
            <text:p><text:s/>520.931.067 </text:p>
          </table:table-cell>
          <table:table-cell table:style-name="ce17" office:value-type="float" office:value="185367510.008044">
            <text:p><text:s/>185.367.510 </text:p>
          </table:table-cell>
          <table:table-cell table:style-name="ce17" office:value-type="float" office:value="2118292164.59028">
            <text:p><text:s/>2.118.292.165 </text:p>
          </table:table-cell>
          <table:table-cell table:style-name="ce17" office:value-type="float" office:value="191731241.648827">
            <text:p><text:s/>191.731.242 </text:p>
          </table:table-cell>
          <table:table-cell table:style-name="ce17" office:value-type="float" office:value="269245061.549096">
            <text:p><text:s/>269.245.062 </text:p>
          </table:table-cell>
          <table:table-cell table:style-name="ce17" office:value-type="float" office:value="339605498.324539">
            <text:p><text:s/>339.605.498 </text:p>
          </table:table-cell>
          <table:table-cell table:style-name="ce17" office:value-type="float" office:value="181977788.566591">
            <text:p><text:s/>181.977.789 </text:p>
          </table:table-cell>
          <table:table-cell table:style-name="ce17" office:value-type="float" office:value="576516748.864887">
            <text:p><text:s/>576.516.749 </text:p>
          </table:table-cell>
          <table:table-cell table:style-name="ce17" office:value-type="float" office:value="126190960.007232">
            <text:p><text:s/>126.190.960 </text:p>
          </table:table-cell>
          <table:table-cell table:style-name="ce17" office:value-type="float" office:value="1456883580.27764">
            <text:p><text:s/>1.456.883.580 </text:p>
          </table:table-cell>
          <table:table-cell table:style-name="ce17" office:value-type="float" office:value="3244004118.42706">
            <text:p><text:s/>3.244.004.118 </text:p>
          </table:table-cell>
          <table:table-cell table:style-name="ce17" office:value-type="float" office:value="172356602.252366">
            <text:p><text:s/>172.356.602 </text:p>
          </table:table-cell>
          <table:table-cell table:style-name="ce17" office:value-type="float" office:value="107671884.589375">
            <text:p><text:s/>107.671.885 </text:p>
          </table:table-cell>
          <table:table-cell table:style-name="ce17" office:value-type="float" office:value="29936388.3017195">
            <text:p><text:s/>29.936.388 </text:p>
          </table:table-cell>
          <table:table-cell table:style-name="ce17" office:value-type="float" office:value="1471233094.2985">
            <text:p><text:s/>1.471.233.094 </text:p>
          </table:table-cell>
          <table:table-cell table:style-name="ce17" office:value-type="float" office:value="922083662.116317">
            <text:p><text:s/>922.083.662 </text:p>
          </table:table-cell>
          <table:table-cell table:style-name="ce17" office:value-type="float" office:value="137455481.282198">
            <text:p><text:s/>137.455.481 </text:p>
          </table:table-cell>
          <table:table-cell table:style-name="ce17" office:value-type="float" office:value="10660285750.8544">
            <text:p><text:s/>10.660.285.751 </text:p>
          </table:table-cell>
          <table:table-cell table:style-name="ce17" office:value-type="float" office:value="78515325.947035">
            <text:p><text:s/>78.515.326 </text:p>
          </table:table-cell>
          <table:table-cell table:style-name="ce28" office:value-type="float" office:value="26053764274.58">
            <text:p><text:s/>26.053.764.275 </text:p>
          </table:table-cell>
          <table:table-cell table:style-name="ce20"/>
          <table:table-cell table:style-name="ce32" table:number-columns-repeated="994"/>
        </table:table-row>
        <table:table-row table:style-name="ro9">
          <table:table-cell table:style-name="ce10" office:value-type="string">
            <text:p><text:s text:c="3"/>PRÓPRIA</text:p>
          </table:table-cell>
          <table:table-cell table:style-name="ce18" office:value-type="float" office:value="38191091.3611603">
            <text:p><text:s/>38.191.091 </text:p>
          </table:table-cell>
          <table:table-cell table:style-name="ce18" office:value-type="float" office:value="106232100.500111">
            <text:p><text:s/>106.232.101 </text:p>
          </table:table-cell>
          <table:table-cell table:style-name="ce18" office:value-type="float" office:value="204170824.517514">
            <text:p><text:s/>204.170.825 </text:p>
          </table:table-cell>
          <table:table-cell table:style-name="ce18" office:value-type="float" office:value="19855871.4773341">
            <text:p><text:s/>19.855.871 </text:p>
          </table:table-cell>
          <table:table-cell table:style-name="ce18" office:value-type="float" office:value="723781654.870519">
            <text:p><text:s/>723.781.655 </text:p>
          </table:table-cell>
          <table:table-cell table:style-name="ce18" office:value-type="float" office:value="470653603.006538">
            <text:p><text:s/>470.653.603 </text:p>
          </table:table-cell>
          <table:table-cell table:style-name="ce18" office:value-type="float" office:value="1079653295.20454">
            <text:p><text:s/>1.079.653.295 </text:p>
          </table:table-cell>
          <table:table-cell table:style-name="ce18" office:value-type="float" office:value="363543746.518242">
            <text:p><text:s/>363.543.747 </text:p>
          </table:table-cell>
          <table:table-cell table:style-name="ce18" office:value-type="float" office:value="479557638.18993">
            <text:p><text:s/>479.557.638 </text:p>
          </table:table-cell>
          <table:table-cell table:style-name="ce18" office:value-type="float" office:value="173716483.308903">
            <text:p><text:s/>173.716.483 </text:p>
          </table:table-cell>
          <table:table-cell table:style-name="ce18" office:value-type="float" office:value="1936053399.80014">
            <text:p><text:s/>1.936.053.400 </text:p>
          </table:table-cell>
          <table:table-cell table:style-name="ce18" office:value-type="float" office:value="177286523.365644">
            <text:p><text:s/>177.286.523 </text:p>
          </table:table-cell>
          <table:table-cell table:style-name="ce18" office:value-type="float" office:value="245877757.479636">
            <text:p><text:s/>245.877.757 </text:p>
          </table:table-cell>
          <table:table-cell table:style-name="ce18" office:value-type="float" office:value="316795028.680463">
            <text:p><text:s/>316.795.029 </text:p>
          </table:table-cell>
          <table:table-cell table:style-name="ce18" office:value-type="float" office:value="171781301.072621">
            <text:p><text:s/>171.781.301 </text:p>
          </table:table-cell>
          <table:table-cell table:style-name="ce18" office:value-type="float" office:value="523310154.603028">
            <text:p><text:s/>523.310.155 </text:p>
          </table:table-cell>
          <table:table-cell table:style-name="ce18" office:value-type="float" office:value="119883385.101738">
            <text:p><text:s/>119.883.385 </text:p>
          </table:table-cell>
          <table:table-cell table:style-name="ce18" office:value-type="float" office:value="1324298924.89891">
            <text:p><text:s/>1.324.298.925 </text:p>
          </table:table-cell>
          <table:table-cell table:style-name="ce18" office:value-type="float" office:value="2924240988.37179">
            <text:p><text:s/>2.924.240.988 </text:p>
          </table:table-cell>
          <table:table-cell table:style-name="ce18" office:value-type="float" office:value="160681963.624025">
            <text:p><text:s/>160.681.964 </text:p>
          </table:table-cell>
          <table:table-cell table:style-name="ce18" office:value-type="float" office:value="99645815.8408328">
            <text:p><text:s/>99.645.816 </text:p>
          </table:table-cell>
          <table:table-cell table:style-name="ce18" office:value-type="float" office:value="28508803.3899731">
            <text:p><text:s/>28.508.803 </text:p>
          </table:table-cell>
          <table:table-cell table:style-name="ce18" office:value-type="float" office:value="1336778098.55153">
            <text:p><text:s/>1.336.778.099 </text:p>
          </table:table-cell>
          <table:table-cell table:style-name="ce18" office:value-type="float" office:value="833572677.536007">
            <text:p><text:s/>833.572.678 </text:p>
          </table:table-cell>
          <table:table-cell table:style-name="ce18" office:value-type="float" office:value="129114609.793359">
            <text:p><text:s/>129.114.610 </text:p>
          </table:table-cell>
          <table:table-cell table:style-name="ce18" office:value-type="float" office:value="9512486522.1344">
            <text:p><text:s/>9.512.486.522 </text:p>
          </table:table-cell>
          <table:table-cell table:style-name="ce18" office:value-type="float" office:value="74892529.0611019">
            <text:p><text:s/>74.892.529 </text:p>
          </table:table-cell>
          <table:table-cell table:style-name="ce29" office:value-type="float" office:value="23574564792.26">
            <text:p><text:s/>23.574.564.792 </text:p>
          </table:table-cell>
          <table:table-cell table:style-name="ce20"/>
          <table:table-cell table:style-name="ce32" table:number-columns-repeated="994"/>
        </table:table-row>
        <table:table-row table:style-name="ro9">
          <table:table-cell table:style-name="ce10" office:value-type="string">
            <text:p><text:s text:c="3"/>DEMAIS </text:p>
          </table:table-cell>
          <table:table-cell table:style-name="ce18" office:value-type="float" office:value="2511668.31911725">
            <text:p><text:s/>2.511.668 </text:p>
          </table:table-cell>
          <table:table-cell table:style-name="ce18" office:value-type="float" office:value="6579470.55830327">
            <text:p><text:s/>6.579.471 </text:p>
          </table:table-cell>
          <table:table-cell table:style-name="ce18" office:value-type="float" office:value="19601182.6747906">
            <text:p><text:s/>19.601.183 </text:p>
          </table:table-cell>
          <table:table-cell table:style-name="ce18" office:value-type="float" office:value="1669505.11276354">
            <text:p><text:s/>1.669.505 </text:p>
          </table:table-cell>
          <table:table-cell table:style-name="ce18" office:value-type="float" office:value="55984084.9435192">
            <text:p><text:s/>55.984.085 </text:p>
          </table:table-cell>
          <table:table-cell table:style-name="ce18" office:value-type="float" office:value="44433712.974507">
            <text:p><text:s/>44.433.713 </text:p>
          </table:table-cell>
          <table:table-cell table:style-name="ce18" office:value-type="float" office:value="96131151.7404246">
            <text:p><text:s/>96.131.152 </text:p>
          </table:table-cell>
          <table:table-cell table:style-name="ce18" office:value-type="float" office:value="30487381.9678031">
            <text:p><text:s/>30.487.382 </text:p>
          </table:table-cell>
          <table:table-cell table:style-name="ce18" office:value-type="float" office:value="41373428.7368184">
            <text:p><text:s/>41.373.429 </text:p>
          </table:table-cell>
          <table:table-cell table:style-name="ce18" office:value-type="float" office:value="11651026.6991412">
            <text:p><text:s/>11.651.027 </text:p>
          </table:table-cell>
          <table:table-cell table:style-name="ce18" office:value-type="float" office:value="182238764.79014">
            <text:p><text:s/>182.238.765 </text:p>
          </table:table-cell>
          <table:table-cell table:style-name="ce18" office:value-type="float" office:value="14444718.2831827">
            <text:p><text:s/>14.444.718 </text:p>
          </table:table-cell>
          <table:table-cell table:style-name="ce18" office:value-type="float" office:value="23367304.0694593">
            <text:p><text:s/>23.367.304 </text:p>
          </table:table-cell>
          <table:table-cell table:style-name="ce18" office:value-type="float" office:value="22810469.6440762">
            <text:p><text:s/>22.810.470 </text:p>
          </table:table-cell>
          <table:table-cell table:style-name="ce18" office:value-type="float" office:value="10196487.4939696">
            <text:p><text:s/>10.196.487 </text:p>
          </table:table-cell>
          <table:table-cell table:style-name="ce18" office:value-type="float" office:value="53206594.2618588">
            <text:p><text:s/>53.206.594 </text:p>
          </table:table-cell>
          <table:table-cell table:style-name="ce18" office:value-type="float" office:value="6307574.90549349">
            <text:p><text:s/>6.307.575 </text:p>
          </table:table-cell>
          <table:table-cell table:style-name="ce18" office:value-type="float" office:value="132584655.378729">
            <text:p><text:s/>132.584.655 </text:p>
          </table:table-cell>
          <table:table-cell table:style-name="ce18" office:value-type="float" office:value="319763130.05527">
            <text:p><text:s/>319.763.130 </text:p>
          </table:table-cell>
          <table:table-cell table:style-name="ce18" office:value-type="float" office:value="11674638.6283405">
            <text:p><text:s/>11.674.639 </text:p>
          </table:table-cell>
          <table:table-cell table:style-name="ce18" office:value-type="float" office:value="8026068.74854214">
            <text:p><text:s/>8.026.069 </text:p>
          </table:table-cell>
          <table:table-cell table:style-name="ce18" office:value-type="float" office:value="1427584.91174638">
            <text:p><text:s/>1.427.585 </text:p>
          </table:table-cell>
          <table:table-cell table:style-name="ce18" office:value-type="float" office:value="134454995.74697">
            <text:p><text:s/>134.454.996 </text:p>
          </table:table-cell>
          <table:table-cell table:style-name="ce18" office:value-type="float" office:value="88510984.5803091">
            <text:p><text:s/>88.510.985 </text:p>
          </table:table-cell>
          <table:table-cell table:style-name="ce18" office:value-type="float" office:value="8340871.48883906">
            <text:p><text:s/>8.340.871 </text:p>
          </table:table-cell>
          <table:table-cell table:style-name="ce18" office:value-type="float" office:value="1147799228.71995">
            <text:p><text:s/>1.147.799.229 </text:p>
          </table:table-cell>
          <table:table-cell table:style-name="ce18" office:value-type="float" office:value="3622796.88593308">
            <text:p><text:s/>3.622.797 </text:p>
          </table:table-cell>
          <table:table-cell table:style-name="ce29" office:value-type="float" office:value="2479199482.32">
            <text:p><text:s/>2.479.199.482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ADMINISTRADAS PELA RFB [C]=[A]+[B]</text:p>
          </table:table-cell>
          <table:table-cell table:style-name="ce16" office:value-type="float" office:value="83285892.9702776">
            <text:p><text:s/>83.285.893 </text:p>
          </table:table-cell>
          <table:table-cell table:style-name="ce16" office:value-type="float" office:value="290101261.368414">
            <text:p><text:s/>290.101.261 </text:p>
          </table:table-cell>
          <table:table-cell table:style-name="ce16" office:value-type="float" office:value="1037070280.7823">
            <text:p><text:s/>1.037.070.281 </text:p>
          </table:table-cell>
          <table:table-cell table:style-name="ce16" office:value-type="float" office:value="66481062.8700977">
            <text:p><text:s/>66.481.063 </text:p>
          </table:table-cell>
          <table:table-cell table:style-name="ce16" office:value-type="float" office:value="2108199527.84404">
            <text:p><text:s/>2.108.199.528 </text:p>
          </table:table-cell>
          <table:table-cell table:style-name="ce16" office:value-type="float" office:value="1331751394.90104">
            <text:p><text:s/>1.331.751.395 </text:p>
          </table:table-cell>
          <table:table-cell table:style-name="ce16" office:value-type="float" office:value="6978795372.75497">
            <text:p><text:s/>6.978.795.373 </text:p>
          </table:table-cell>
          <table:table-cell table:style-name="ce16" office:value-type="float" office:value="1749216127.22605">
            <text:p><text:s/>1.749.216.127 </text:p>
          </table:table-cell>
          <table:table-cell table:style-name="ce16" office:value-type="float" office:value="1384464374.30675">
            <text:p><text:s/>1.384.464.374 </text:p>
          </table:table-cell>
          <table:table-cell table:style-name="ce16" office:value-type="float" office:value="530956067.928044">
            <text:p><text:s/>530.956.068 </text:p>
          </table:table-cell>
          <table:table-cell table:style-name="ce16" office:value-type="float" office:value="6183003091.07028">
            <text:p><text:s/>6.183.003.091 </text:p>
          </table:table-cell>
          <table:table-cell table:style-name="ce16" office:value-type="float" office:value="513646463.768827">
            <text:p><text:s/>513.646.464 </text:p>
          </table:table-cell>
          <table:table-cell table:style-name="ce16" office:value-type="float" office:value="676012635.159096">
            <text:p><text:s/>676.012.635 </text:p>
          </table:table-cell>
          <table:table-cell table:style-name="ce16" office:value-type="float" office:value="776807996.144539">
            <text:p><text:s/>776.807.996 </text:p>
          </table:table-cell>
          <table:table-cell table:style-name="ce16" office:value-type="float" office:value="493927293.316591">
            <text:p><text:s/>493.927.293 </text:p>
          </table:table-cell>
          <table:table-cell table:style-name="ce16" office:value-type="float" office:value="1744277261.91489">
            <text:p><text:s/>1.744.277.262 </text:p>
          </table:table-cell>
          <table:table-cell table:style-name="ce16" office:value-type="float" office:value="289031046.127232">
            <text:p><text:s/>289.031.046 </text:p>
          </table:table-cell>
          <table:table-cell table:style-name="ce16" office:value-type="float" office:value="5257832620.70764">
            <text:p><text:s/>5.257.832.621 </text:p>
          </table:table-cell>
          <table:table-cell table:style-name="ce16" office:value-type="float" office:value="14339528961.1271">
            <text:p><text:s/>14.339.528.961 </text:p>
          </table:table-cell>
          <table:table-cell table:style-name="ce16" office:value-type="float" office:value="464293762.652366">
            <text:p><text:s/>464.293.763 </text:p>
          </table:table-cell>
          <table:table-cell table:style-name="ce16" office:value-type="float" office:value="238543312.169375">
            <text:p><text:s/>238.543.312 </text:p>
          </table:table-cell>
          <table:table-cell table:style-name="ce16" office:value-type="float" office:value="77285781.3617195">
            <text:p><text:s/>77.285.781 </text:p>
          </table:table-cell>
          <table:table-cell table:style-name="ce16" office:value-type="float" office:value="4832972891.9085">
            <text:p><text:s/>4.832.972.892 </text:p>
          </table:table-cell>
          <table:table-cell table:style-name="ce16" office:value-type="float" office:value="3254923744.15632">
            <text:p><text:s/>3.254.923.744 </text:p>
          </table:table-cell>
          <table:table-cell table:style-name="ce16" office:value-type="float" office:value="353332636.282198">
            <text:p><text:s/>353.332.636 </text:p>
          </table:table-cell>
          <table:table-cell table:style-name="ce16" office:value-type="float" office:value="37864228333.4944">
            <text:p><text:s/>37.864.228.333 </text:p>
          </table:table-cell>
          <table:table-cell table:style-name="ce16" office:value-type="float" office:value="158071954.957035">
            <text:p><text:s/>158.071.955 </text:p>
          </table:table-cell>
          <table:table-cell table:style-name="ce27" office:value-type="float" office:value="93078041149.27">
            <text:p><text:s/>93.078.041.149 </text:p>
          </table:table-cell>
          <table:table-cell table:number-columns-repeated="995"/>
        </table:table-row>
        <table:table-row table:style-name="ro9">
          <table:table-cell table:style-name="ce10" office:value-type="string">
            <text:p>ADMINISTRADAS POR OUTROS ÓRGÃOS [D]</text:p>
          </table:table-cell>
          <table:table-cell table:style-name="ce19" office:value-type="float" office:value="419907.154339708">
            <text:p><text:s/>419.907 </text:p>
          </table:table-cell>
          <table:table-cell table:style-name="ce19" office:value-type="float" office:value="3817756.22582745">
            <text:p><text:s/>3.817.756 </text:p>
          </table:table-cell>
          <table:table-cell table:style-name="ce19" office:value-type="float" office:value="5403232.95198929">
            <text:p><text:s/>5.403.233 </text:p>
          </table:table-cell>
          <table:table-cell table:style-name="ce19" office:value-type="float" office:value="752022.17801668">
            <text:p><text:s/>752.022 </text:p>
          </table:table-cell>
          <table:table-cell table:style-name="ce19" office:value-type="float" office:value="16858574.0284209">
            <text:p><text:s/>16.858.574 </text:p>
          </table:table-cell>
          <table:table-cell table:style-name="ce19" office:value-type="float" office:value="7916916.57623912">
            <text:p><text:s/>7.916.917 </text:p>
          </table:table-cell>
          <table:table-cell table:style-name="ce19" office:value-type="float" office:value="21124991.2067197">
            <text:p><text:s/>21.124.991 </text:p>
          </table:table-cell>
          <table:table-cell table:style-name="ce19" office:value-type="float" office:value="7941761.36266486">
            <text:p><text:s/>7.941.761 </text:p>
          </table:table-cell>
          <table:table-cell table:style-name="ce19" office:value-type="float" office:value="12504123.9385376">
            <text:p><text:s/>12.504.124 </text:p>
          </table:table-cell>
          <table:table-cell table:style-name="ce19" office:value-type="float" office:value="6301242.7403">
            <text:p><text:s/>6.301.243 </text:p>
          </table:table-cell>
          <table:table-cell table:style-name="ce19" office:value-type="float" office:value="33256721.0924021">
            <text:p><text:s/>33.256.721 </text:p>
          </table:table-cell>
          <table:table-cell table:style-name="ce19" office:value-type="float" office:value="3269008.85433152">
            <text:p><text:s/>3.269.009 </text:p>
          </table:table-cell>
          <table:table-cell table:style-name="ce19" office:value-type="float" office:value="7838255.41185527">
            <text:p><text:s/>7.838.255 </text:p>
          </table:table-cell>
          <table:table-cell table:style-name="ce19" office:value-type="float" office:value="6607444.74884133">
            <text:p><text:s/>6.607.445 </text:p>
          </table:table-cell>
          <table:table-cell table:style-name="ce19" office:value-type="float" office:value="3708476.42354446">
            <text:p><text:s/>3.708.476 </text:p>
          </table:table-cell>
          <table:table-cell table:style-name="ce19" office:value-type="float" office:value="46079667.7044876">
            <text:p><text:s/>46.079.668 </text:p>
          </table:table-cell>
          <table:table-cell table:style-name="ce19" office:value-type="float" office:value="1999246.23733921">
            <text:p><text:s/>1.999.246 </text:p>
          </table:table-cell>
          <table:table-cell table:style-name="ce19" office:value-type="float" office:value="18933154.7455283">
            <text:p><text:s/>18.933.155 </text:p>
          </table:table-cell>
          <table:table-cell table:style-name="ce19" office:value-type="float" office:value="5274831649.53077">
            <text:p><text:s/>5.274.831.650 </text:p>
          </table:table-cell>
          <table:table-cell table:style-name="ce19" office:value-type="float" office:value="2839523.47179532">
            <text:p><text:s/>2.839.523 </text:p>
          </table:table-cell>
          <table:table-cell table:style-name="ce19" office:value-type="float" office:value="1335428.7706429">
            <text:p><text:s/>1.335.429 </text:p>
          </table:table-cell>
          <table:table-cell table:style-name="ce19" office:value-type="float" office:value="410310.206279806">
            <text:p><text:s/>410.310 </text:p>
          </table:table-cell>
          <table:table-cell table:style-name="ce19" office:value-type="float" office:value="18674709.5372318">
            <text:p><text:s/>18.674.710 </text:p>
          </table:table-cell>
          <table:table-cell table:style-name="ce19" office:value-type="float" office:value="14144651.5514871">
            <text:p><text:s/>14.144.652 </text:p>
          </table:table-cell>
          <table:table-cell table:style-name="ce19" office:value-type="float" office:value="5056511.9692288">
            <text:p><text:s/>5.056.512 </text:p>
          </table:table-cell>
          <table:table-cell table:style-name="ce19" office:value-type="float" office:value="111456595.785013">
            <text:p><text:s/>111.456.596 </text:p>
          </table:table-cell>
          <table:table-cell table:style-name="ce19" office:value-type="float" office:value="1349256.18617445">
            <text:p><text:s/>1.349.256 </text:p>
          </table:table-cell>
          <table:table-cell table:style-name="ce30" office:value-type="float" office:value="5634831140.59">
            <text:p><text:s/>5.634.831.141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TOTAL GERAL <text:s text:c="2"/>[E]=[C]+[D]</text:p>
          </table:table-cell>
          <table:table-cell table:style-name="ce16" office:value-type="float" office:value="83705800.1246173">
            <text:p><text:s/>83.705.800 </text:p>
          </table:table-cell>
          <table:table-cell table:style-name="ce16" office:value-type="float" office:value="293919017.594241">
            <text:p><text:s/>293.919.018 </text:p>
          </table:table-cell>
          <table:table-cell table:style-name="ce16" office:value-type="float" office:value="1042473513.73429">
            <text:p><text:s/>1.042.473.514 </text:p>
          </table:table-cell>
          <table:table-cell table:style-name="ce16" office:value-type="float" office:value="67233085.0481143">
            <text:p><text:s/>67.233.085 </text:p>
          </table:table-cell>
          <table:table-cell table:style-name="ce16" office:value-type="float" office:value="2125058101.87246">
            <text:p><text:s/>2.125.058.102 </text:p>
          </table:table-cell>
          <table:table-cell table:style-name="ce16" office:value-type="float" office:value="1339668311.47728">
            <text:p><text:s/>1.339.668.311 </text:p>
          </table:table-cell>
          <table:table-cell table:style-name="ce16" office:value-type="float" office:value="6999920363.96169">
            <text:p><text:s/>6.999.920.364 </text:p>
          </table:table-cell>
          <table:table-cell table:style-name="ce16" office:value-type="float" office:value="1757157888.58871">
            <text:p><text:s/>1.757.157.889 </text:p>
          </table:table-cell>
          <table:table-cell table:style-name="ce16" office:value-type="float" office:value="1396968498.24529">
            <text:p><text:s/>1.396.968.498 </text:p>
          </table:table-cell>
          <table:table-cell table:style-name="ce16" office:value-type="float" office:value="537257310.668344">
            <text:p><text:s/>537.257.311 </text:p>
          </table:table-cell>
          <table:table-cell table:style-name="ce16" office:value-type="float" office:value="6216259812.16268">
            <text:p><text:s/>6.216.259.812 </text:p>
          </table:table-cell>
          <table:table-cell table:style-name="ce16" office:value-type="float" office:value="516915472.623158">
            <text:p><text:s/>516.915.473 </text:p>
          </table:table-cell>
          <table:table-cell table:style-name="ce16" office:value-type="float" office:value="683850890.570951">
            <text:p><text:s/>683.850.891 </text:p>
          </table:table-cell>
          <table:table-cell table:style-name="ce16" office:value-type="float" office:value="783415440.893381">
            <text:p><text:s/>783.415.441 </text:p>
          </table:table-cell>
          <table:table-cell table:style-name="ce16" office:value-type="float" office:value="497635769.740135">
            <text:p><text:s/>497.635.770 </text:p>
          </table:table-cell>
          <table:table-cell table:style-name="ce16" office:value-type="float" office:value="1790356929.61937">
            <text:p><text:s/>1.790.356.930 </text:p>
          </table:table-cell>
          <table:table-cell table:style-name="ce16" office:value-type="float" office:value="291030292.364571">
            <text:p><text:s/>291.030.292 </text:p>
          </table:table-cell>
          <table:table-cell table:style-name="ce16" office:value-type="float" office:value="5276765775.45317">
            <text:p><text:s/>5.276.765.775 </text:p>
          </table:table-cell>
          <table:table-cell table:style-name="ce16" office:value-type="float" office:value="19614360610.6578">
            <text:p><text:s/>19.614.360.611 </text:p>
          </table:table-cell>
          <table:table-cell table:style-name="ce16" office:value-type="float" office:value="467133286.124161">
            <text:p><text:s/>467.133.286 </text:p>
          </table:table-cell>
          <table:table-cell table:style-name="ce16" office:value-type="float" office:value="239878740.940018">
            <text:p><text:s/>239.878.741 </text:p>
          </table:table-cell>
          <table:table-cell table:style-name="ce16" office:value-type="float" office:value="77696091.5679993">
            <text:p><text:s/>77.696.092 </text:p>
          </table:table-cell>
          <table:table-cell table:style-name="ce16" office:value-type="float" office:value="4851647601.44573">
            <text:p><text:s/>4.851.647.601 </text:p>
          </table:table-cell>
          <table:table-cell table:style-name="ce16" office:value-type="float" office:value="3269068395.7078">
            <text:p><text:s/>3.269.068.396 </text:p>
          </table:table-cell>
          <table:table-cell table:style-name="ce16" office:value-type="float" office:value="358389148.251427">
            <text:p><text:s/>358.389.148 </text:p>
          </table:table-cell>
          <table:table-cell table:style-name="ce16" office:value-type="float" office:value="37975684929.2794">
            <text:p><text:s/>37.975.684.929 </text:p>
          </table:table-cell>
          <table:table-cell table:style-name="ce16" office:value-type="float" office:value="159421211.143209">
            <text:p><text:s/>159.421.211 </text:p>
          </table:table-cell>
          <table:table-cell table:style-name="ce27" office:value-type="float" office:value="98712872289.86">
            <text:p><text:s/>98.712.872.290 </text:p>
          </table:table-cell>
          <table:table-cell table:number-columns-repeated="995"/>
        </table:table-row>
        <table:table-row table:style-name="ro9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20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20" table:number-columns-repeated="28"/>
          <table:table-cell table:number-columns-repeated="995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/05/2013</text:date>, <text:time>17:4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3-05-20T17:47:46.30</dc:date>
    <meta:print-date>2011-05-12T16:46:54</meta:print-date>
    <meta:generator>BrOffice.org/3.2$Win32 OpenOffice.org_project/320m18$Build-9502</meta:generator>
    <meta:editing-duration>PT00H55M39S</meta:editing-duration>
    <meta:editing-cycles>22</meta:editing-cycles>
    <meta:document-statistic meta:table-count="1" meta:cell-count="1192" meta:object-count="2"/>
  </office:meta>
</office:document-meta>
</file>